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6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column table:style-name="co2" table:default-cell-style-name="Default"/>
        <table:table-column table:style-name="co1" table:number-columns-repeated="133" table:default-cell-style-name="Default"/>
        <table:table-column table:style-name="co2" table:default-cell-style-name="Default"/>
        <table:table-column table:style-name="co1" table:number-columns-repeated="141" table:default-cell-style-name="Default"/>
        <table:table-column table:style-name="co2" table:default-cell-style-name="Default"/>
        <table:table-column table:style-name="co1" table:number-columns-repeated="66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33">
            <text:p>33</text:p>
          </table:table-cell>
          <table:table-cell office:value-type="float" office:value="0.301818999671757">
            <text:p>0.3018189997</text:p>
          </table:table-cell>
          <table:table-cell office:value-type="float" office:value="849">
            <text:p>849</text:p>
          </table:table-cell>
          <table:table-cell office:value-type="float" office:value="0.228365384615385">
            <text:p>0.2283653846</text:p>
          </table:table-cell>
          <table:table-cell table:number-columns-repeated="3"/>
          <table:table-cell office:value-type="float" office:value="849">
            <text:p>849</text:p>
          </table:table-cell>
          <table:table-cell office:value-type="float" office:value="0.228365384615385">
            <text:p>0.2283653846</text:p>
          </table:table-cell>
          <table:table-cell table:number-columns-repeated="468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339375535303381">
            <text:p>0.3393755353</text:p>
          </table:table-cell>
          <table:table-cell office:value-type="float" office:value="507">
            <text:p>507</text:p>
          </table:table-cell>
          <table:table-cell office:value-type="float" office:value="0.317490885478019">
            <text:p>0.3174908855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0.301818999671757">
            <text:p>0.3018189997</text:p>
          </table:table-cell>
          <table:table-cell table:number-columns-repeated="46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370447100981409">
            <text:p>0.370447101</text:p>
          </table:table-cell>
          <table:table-cell office:value-type="float" office:value="552">
            <text:p>552</text:p>
          </table:table-cell>
          <table:table-cell office:value-type="float" office:value="0.344225569070705">
            <text:p>0.3442255691</text:p>
          </table:table-cell>
          <table:table-cell table:number-columns-repeated="3"/>
          <table:table-cell office:value-type="float" office:value="507">
            <text:p>507</text:p>
          </table:table-cell>
          <table:table-cell office:value-type="float" office:value="0.317490885478019">
            <text:p>0.3174908855</text:p>
          </table:table-cell>
          <table:table-cell table:number-columns-repeated="468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376781164030763">
            <text:p>0.376781164</text:p>
          </table:table-cell>
          <table:table-cell office:value-type="float" office:value="644">
            <text:p>644</text:p>
          </table:table-cell>
          <table:table-cell office:value-type="float" office:value="0.346938775510204">
            <text:p>0.3469387755</text:p>
          </table:table-cell>
          <table:table-cell table:number-columns-repeated="3"/>
          <table:table-cell office:value-type="float" office:value="118">
            <text:p>118</text:p>
          </table:table-cell>
          <table:table-cell office:value-type="float" office:value="0.339375535303381">
            <text:p>0.3393755353</text:p>
          </table:table-cell>
          <table:table-cell table:number-columns-repeated="46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376853264436115">
            <text:p>0.3768532644</text:p>
          </table:table-cell>
          <table:table-cell office:value-type="float" office:value="555">
            <text:p>555</text:p>
          </table:table-cell>
          <table:table-cell office:value-type="float" office:value="0.360421770854761">
            <text:p>0.3604217709</text:p>
          </table:table-cell>
          <table:table-cell table:number-columns-repeated="3"/>
          <table:table-cell office:value-type="float" office:value="552">
            <text:p>552</text:p>
          </table:table-cell>
          <table:table-cell office:value-type="float" office:value="0.344225569070705">
            <text:p>0.3442255691</text:p>
          </table:table-cell>
          <table:table-cell table:number-columns-repeated="468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384310105998711">
            <text:p>0.384310106</text:p>
          </table:table-cell>
          <table:table-cell office:value-type="float" office:value="594">
            <text:p>594</text:p>
          </table:table-cell>
          <table:table-cell office:value-type="float" office:value="0.363499831119421">
            <text:p>0.3634998311</text:p>
          </table:table-cell>
          <table:table-cell table:number-columns-repeated="3"/>
          <table:table-cell office:value-type="float" office:value="644">
            <text:p>644</text:p>
          </table:table-cell>
          <table:table-cell office:value-type="float" office:value="0.346938775510204">
            <text:p>0.3469387755</text:p>
          </table:table-cell>
          <table:table-cell table:number-columns-repeated="468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40353639649647">
            <text:p>0.4035363965</text:p>
          </table:table-cell>
          <table:table-cell office:value-type="float" office:value="923">
            <text:p>923</text:p>
          </table:table-cell>
          <table:table-cell office:value-type="float" office:value="0.368316334420696">
            <text:p>0.3683163344</text:p>
          </table:table-cell>
          <table:table-cell table:number-columns-repeated="3"/>
          <table:table-cell office:value-type="float" office:value="555">
            <text:p>555</text:p>
          </table:table-cell>
          <table:table-cell office:value-type="float" office:value="0.360421770854761">
            <text:p>0.3604217709</text:p>
          </table:table-cell>
          <table:table-cell table:number-columns-repeated="468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411824646290576">
            <text:p>0.4118246463</text:p>
          </table:table-cell>
          <table:table-cell office:value-type="float" office:value="710">
            <text:p>710</text:p>
          </table:table-cell>
          <table:table-cell office:value-type="float" office:value="0.385963242369643">
            <text:p>0.3859632424</text:p>
          </table:table-cell>
          <table:table-cell table:number-columns-repeated="3"/>
          <table:table-cell office:value-type="float" office:value="594">
            <text:p>594</text:p>
          </table:table-cell>
          <table:table-cell office:value-type="float" office:value="0.363499831119421">
            <text:p>0.3634998311</text:p>
          </table:table-cell>
          <table:table-cell table:number-columns-repeated="468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418687159826342">
            <text:p>0.4186871598</text:p>
          </table:table-cell>
          <table:table-cell office:value-type="float" office:value="549">
            <text:p>549</text:p>
          </table:table-cell>
          <table:table-cell office:value-type="float" office:value="0.390062872624433">
            <text:p>0.3900628726</text:p>
          </table:table-cell>
          <table:table-cell table:number-columns-repeated="3"/>
          <table:table-cell office:value-type="float" office:value="923">
            <text:p>923</text:p>
          </table:table-cell>
          <table:table-cell office:value-type="float" office:value="0.368316334420696">
            <text:p>0.3683163344</text:p>
          </table:table-cell>
          <table:table-cell table:number-columns-repeated="468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420555071528933">
            <text:p>0.4205550715</text:p>
          </table:table-cell>
          <table:table-cell office:value-type="float" office:value="688">
            <text:p>688</text:p>
          </table:table-cell>
          <table:table-cell office:value-type="float" office:value="0.421875">
            <text:p>0.421875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0.370447100981409">
            <text:p>0.370447101</text:p>
          </table:table-cell>
          <table:table-cell table:number-columns-repeated="46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425761349833444">
            <text:p>0.4257613498</text:p>
          </table:table-cell>
          <table:table-cell office:value-type="float" office:value="844">
            <text:p>844</text:p>
          </table:table-cell>
          <table:table-cell office:value-type="float" office:value="0.424169432628192">
            <text:p>0.4241694326</text:p>
          </table:table-cell>
          <table:table-cell table:number-columns-repeated="473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429105922855716">
            <text:p>0.4291059229</text:p>
          </table:table-cell>
          <table:table-cell office:value-type="float" office:value="876">
            <text:p>876</text:p>
          </table:table-cell>
          <table:table-cell office:value-type="float" office:value="0.425209870620641">
            <text:p>0.4252098706</text:p>
          </table:table-cell>
          <table:table-cell table:number-columns-repeated="3"/>
          <table:table-cell office:value-type="float" office:value="86">
            <text:p>86</text:p>
          </table:table-cell>
          <table:table-cell office:value-type="float" office:value="1.50589840118724">
            <text:p>1.5058984012</text:p>
          </table:table-cell>
          <table:table-cell table:number-columns-repeated="46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433319427366133">
            <text:p>0.4333194274</text:p>
          </table:table-cell>
          <table:table-cell office:value-type="float" office:value="699">
            <text:p>699</text:p>
          </table:table-cell>
          <table:table-cell office:value-type="float" office:value="0.429090909090909">
            <text:p>0.4290909091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1.555189016064">
            <text:p>1.5551890161</text:p>
          </table:table-cell>
          <table:table-cell table:number-columns-repeated="468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451736762033774">
            <text:p>0.451736762</text:p>
          </table:table-cell>
          <table:table-cell office:value-type="float" office:value="694">
            <text:p>694</text:p>
          </table:table-cell>
          <table:table-cell office:value-type="float" office:value="0.433876693375948">
            <text:p>0.4338766934</text:p>
          </table:table-cell>
          <table:table-cell table:number-columns-repeated="3"/>
          <table:table-cell office:value-type="float" office:value="471">
            <text:p>471</text:p>
          </table:table-cell>
          <table:table-cell office:value-type="float" office:value="1.60362840580233">
            <text:p>1.6036284058</text:p>
          </table:table-cell>
          <table:table-cell table:number-columns-repeated="468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460597938351873">
            <text:p>0.4605979384</text:p>
          </table:table-cell>
          <table:table-cell office:value-type="float" office:value="800">
            <text:p>800</text:p>
          </table:table-cell>
          <table:table-cell office:value-type="float" office:value="0.437087673665694">
            <text:p>0.4370876737</text:p>
          </table:table-cell>
          <table:table-cell table:number-columns-repeated="3"/>
          <table:table-cell office:value-type="float" office:value="166">
            <text:p>166</text:p>
          </table:table-cell>
          <table:table-cell office:value-type="float" office:value="1.61428904151843">
            <text:p>1.6142890415</text:p>
          </table:table-cell>
          <table:table-cell table:number-columns-repeated="468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464131902345476">
            <text:p>0.4641319023</text:p>
          </table:table-cell>
          <table:table-cell office:value-type="float" office:value="655">
            <text:p>655</text:p>
          </table:table-cell>
          <table:table-cell office:value-type="float" office:value="0.446687508436653">
            <text:p>0.4466875084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1.66739407308828">
            <text:p>1.6673940731</text:p>
          </table:table-cell>
          <table:table-cell table:number-columns-repeated="468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464967846133291">
            <text:p>0.4649678461</text:p>
          </table:table-cell>
          <table:table-cell office:value-type="float" office:value="852">
            <text:p>852</text:p>
          </table:table-cell>
          <table:table-cell office:value-type="float" office:value="0.461293469981035">
            <text:p>0.46129347</text:p>
          </table:table-cell>
          <table:table-cell table:number-columns-repeated="3"/>
          <table:table-cell office:value-type="float" office:value="739">
            <text:p>739</text:p>
          </table:table-cell>
          <table:table-cell office:value-type="float" office:value="1.70642315708828">
            <text:p>1.7064231571</text:p>
          </table:table-cell>
          <table:table-cell table:number-columns-repeated="468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473894407454175">
            <text:p>0.4738944075</text:p>
          </table:table-cell>
          <table:table-cell office:value-type="float" office:value="888">
            <text:p>888</text:p>
          </table:table-cell>
          <table:table-cell office:value-type="float" office:value="0.463373206550317">
            <text:p>0.463373206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.80412698968923">
            <text:p>1.8041269897</text:p>
          </table:table-cell>
          <table:table-cell table:number-columns-repeated="468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477227536725356">
            <text:p>0.4772275367</text:p>
          </table:table-cell>
          <table:table-cell office:value-type="float" office:value="615">
            <text:p>615</text:p>
          </table:table-cell>
          <table:table-cell office:value-type="float" office:value="0.476004242651072">
            <text:p>0.4760042427</text:p>
          </table:table-cell>
          <table:table-cell table:number-columns-repeated="3"/>
          <table:table-cell office:value-type="float" office:value="762">
            <text:p>762</text:p>
          </table:table-cell>
          <table:table-cell office:value-type="float" office:value="1.86920211112079">
            <text:p>1.8692021111</text:p>
          </table:table-cell>
          <table:table-cell table:number-columns-repeated="468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477884728289372">
            <text:p>0.4778847283</text:p>
          </table:table-cell>
          <table:table-cell office:value-type="float" office:value="892">
            <text:p>892</text:p>
          </table:table-cell>
          <table:table-cell office:value-type="float" office:value="0.476487486938917">
            <text:p>0.4764874869</text:p>
          </table:table-cell>
          <table:table-cell table:number-columns-repeated="3"/>
          <table:table-cell office:value-type="float" office:value="229">
            <text:p>229</text:p>
          </table:table-cell>
          <table:table-cell office:value-type="float" office:value="1.96432667312898">
            <text:p>1.9643266731</text:p>
          </table:table-cell>
          <table:table-cell table:number-columns-repeated="468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480155156038905">
            <text:p>0.480155156</text:p>
          </table:table-cell>
          <table:table-cell office:value-type="float" office:value="779">
            <text:p>779</text:p>
          </table:table-cell>
          <table:table-cell office:value-type="float" office:value="0.480623461455101">
            <text:p>0.4806234615</text:p>
          </table:table-cell>
          <table:table-cell table:number-columns-repeated="3"/>
          <table:table-cell office:value-type="float" office:value="732">
            <text:p>732</text:p>
          </table:table-cell>
          <table:table-cell office:value-type="float" office:value="2.09996697870126">
            <text:p>2.0999669787</text:p>
          </table:table-cell>
          <table:table-cell table:number-columns-repeated="46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480653070143197">
            <text:p>0.4806530701</text:p>
          </table:table-cell>
          <table:table-cell office:value-type="float" office:value="757">
            <text:p>757</text:p>
          </table:table-cell>
          <table:table-cell office:value-type="float" office:value="0.480642582155439">
            <text:p>0.4806425822</text:p>
          </table:table-cell>
          <table:table-cell table:number-columns-repeated="3"/>
          <table:table-cell office:value-type="float" office:value="127">
            <text:p>127</text:p>
          </table:table-cell>
          <table:table-cell office:value-type="float" office:value="2.10625">
            <text:p>2.10625</text:p>
          </table:table-cell>
          <table:table-cell table:number-columns-repeated="468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481450977818626">
            <text:p>0.4814509778</text:p>
          </table:table-cell>
          <table:table-cell office:value-type="float" office:value="810">
            <text:p>810</text:p>
          </table:table-cell>
          <table:table-cell office:value-type="float" office:value="0.481237651592539">
            <text:p>0.4812376516</text:p>
          </table:table-cell>
          <table:table-cell table:number-columns-repeated="47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482413124919961">
            <text:p>0.4824131249</text:p>
          </table:table-cell>
          <table:table-cell office:value-type="float" office:value="643">
            <text:p>643</text:p>
          </table:table-cell>
          <table:table-cell office:value-type="float" office:value="0.481959997241583">
            <text:p>0.4819599972</text:p>
          </table:table-cell>
          <table:table-cell table:number-columns-repeated="473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486518961310493">
            <text:p>0.4865189613</text:p>
          </table:table-cell>
          <table:table-cell office:value-type="float" office:value="772">
            <text:p>772</text:p>
          </table:table-cell>
          <table:table-cell office:value-type="float" office:value="0.482556215558015">
            <text:p>0.4825562156</text:p>
          </table:table-cell>
          <table:table-cell table:number-columns-repeated="473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487325828194899">
            <text:p>0.4873258282</text:p>
          </table:table-cell>
          <table:table-cell office:value-type="float" office:value="624">
            <text:p>624</text:p>
          </table:table-cell>
          <table:table-cell office:value-type="float" office:value="0.482666198852898">
            <text:p>0.4826661989</text:p>
          </table:table-cell>
          <table:table-cell table:number-columns-repeated="473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489979238132681">
            <text:p>0.4899792381</text:p>
          </table:table-cell>
          <table:table-cell office:value-type="float" office:value="821">
            <text:p>821</text:p>
          </table:table-cell>
          <table:table-cell office:value-type="float" office:value="0.485846529033278">
            <text:p>0.485846529</text:p>
          </table:table-cell>
          <table:table-cell table:number-columns-repeated="473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490926312646748">
            <text:p>0.4909263126</text:p>
          </table:table-cell>
          <table:table-cell office:value-type="float" office:value="814">
            <text:p>814</text:p>
          </table:table-cell>
          <table:table-cell office:value-type="float" office:value="0.48827033241552">
            <text:p>0.4882703324</text:p>
          </table:table-cell>
          <table:table-cell table:number-columns-repeated="473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492283506674371">
            <text:p>0.4922835067</text:p>
          </table:table-cell>
          <table:table-cell office:value-type="float" office:value="686">
            <text:p>686</text:p>
          </table:table-cell>
          <table:table-cell office:value-type="float" office:value="0.491567276205081">
            <text:p>0.4915672762</text:p>
          </table:table-cell>
          <table:table-cell table:number-columns-repeated="47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499957453321429">
            <text:p>0.4999574533</text:p>
          </table:table-cell>
          <table:table-cell office:value-type="float" office:value="645">
            <text:p>645</text:p>
          </table:table-cell>
          <table:table-cell office:value-type="float" office:value="0.493045435520131">
            <text:p>0.4930454355</text:p>
          </table:table-cell>
          <table:table-cell table:number-columns-repeated="473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501900329947517">
            <text:p>0.5019003299</text:p>
          </table:table-cell>
          <table:table-cell office:value-type="float" office:value="543">
            <text:p>543</text:p>
          </table:table-cell>
          <table:table-cell office:value-type="float" office:value="0.49544443278503">
            <text:p>0.4954444328</text:p>
          </table:table-cell>
          <table:table-cell table:number-columns-repeated="47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504362370109536">
            <text:p>0.5043623701</text:p>
          </table:table-cell>
          <table:table-cell office:value-type="float" office:value="741">
            <text:p>741</text:p>
          </table:table-cell>
          <table:table-cell office:value-type="float" office:value="0.501236733512769">
            <text:p>0.5012367335</text:p>
          </table:table-cell>
          <table:table-cell table:number-columns-repeated="473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50579063262308">
            <text:p>0.5057906326</text:p>
          </table:table-cell>
          <table:table-cell office:value-type="float" office:value="832">
            <text:p>832</text:p>
          </table:table-cell>
          <table:table-cell office:value-type="float" office:value="0.501386396427286">
            <text:p>0.5013863964</text:p>
          </table:table-cell>
          <table:table-cell table:number-columns-repeated="473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505840132540635">
            <text:p>0.5058401325</text:p>
          </table:table-cell>
          <table:table-cell office:value-type="float" office:value="713">
            <text:p>713</text:p>
          </table:table-cell>
          <table:table-cell office:value-type="float" office:value="0.502028329547704">
            <text:p>0.5020283295</text:p>
          </table:table-cell>
          <table:table-cell table:number-columns-repeated="473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506826450832398">
            <text:p>0.5068264508</text:p>
          </table:table-cell>
          <table:table-cell office:value-type="float" office:value="928">
            <text:p>928</text:p>
          </table:table-cell>
          <table:table-cell office:value-type="float" office:value="0.503485695697422">
            <text:p>0.5034856957</text:p>
          </table:table-cell>
          <table:table-cell table:number-columns-repeated="473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506911209257288">
            <text:p>0.5069112093</text:p>
          </table:table-cell>
          <table:table-cell office:value-type="float" office:value="691">
            <text:p>691</text:p>
          </table:table-cell>
          <table:table-cell office:value-type="float" office:value="0.505152763662348">
            <text:p>0.5051527637</text:p>
          </table:table-cell>
          <table:table-cell table:number-columns-repeated="473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509847457221216">
            <text:p>0.5098474572</text:p>
          </table:table-cell>
          <table:table-cell office:value-type="float" office:value="838">
            <text:p>838</text:p>
          </table:table-cell>
          <table:table-cell office:value-type="float" office:value="0.506118688771015">
            <text:p>0.5061186888</text:p>
          </table:table-cell>
          <table:table-cell table:number-columns-repeated="473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513182077389451">
            <text:p>0.5131820774</text:p>
          </table:table-cell>
          <table:table-cell office:value-type="float" office:value="577">
            <text:p>577</text:p>
          </table:table-cell>
          <table:table-cell office:value-type="float" office:value="0.506787716104884">
            <text:p>0.5067877161</text:p>
          </table:table-cell>
          <table:table-cell table:number-columns-repeated="473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51633383392171">
            <text:p>0.5163338339</text:p>
          </table:table-cell>
          <table:table-cell office:value-type="float" office:value="658">
            <text:p>658</text:p>
          </table:table-cell>
          <table:table-cell office:value-type="float" office:value="0.510035693454223">
            <text:p>0.5100356935</text:p>
          </table:table-cell>
          <table:table-cell table:number-columns-repeated="47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517754304936918">
            <text:p>0.5177543049</text:p>
          </table:table-cell>
          <table:table-cell office:value-type="float" office:value="784">
            <text:p>784</text:p>
          </table:table-cell>
          <table:table-cell office:value-type="float" office:value="0.512040369599646">
            <text:p>0.5120403696</text:p>
          </table:table-cell>
          <table:table-cell table:number-columns-repeated="473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525382643001648">
            <text:p>0.525382643</text:p>
          </table:table-cell>
          <table:table-cell office:value-type="float" office:value="750">
            <text:p>750</text:p>
          </table:table-cell>
          <table:table-cell office:value-type="float" office:value="0.512192200208499">
            <text:p>0.5121922002</text:p>
          </table:table-cell>
          <table:table-cell table:number-columns-repeated="473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526059324211106">
            <text:p>0.5260593242</text:p>
          </table:table-cell>
          <table:table-cell office:value-type="float" office:value="616">
            <text:p>616</text:p>
          </table:table-cell>
          <table:table-cell office:value-type="float" office:value="0.515768844639164">
            <text:p>0.5157688446</text:p>
          </table:table-cell>
          <table:table-cell table:number-columns-repeated="47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52623730293263">
            <text:p>0.5262373029</text:p>
          </table:table-cell>
          <table:table-cell office:value-type="float" office:value="646">
            <text:p>646</text:p>
          </table:table-cell>
          <table:table-cell office:value-type="float" office:value="0.516923076923077">
            <text:p>0.5169230769</text:p>
          </table:table-cell>
          <table:table-cell table:number-columns-repeated="473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526310274862758">
            <text:p>0.5263102749</text:p>
          </table:table-cell>
          <table:table-cell office:value-type="float" office:value="894">
            <text:p>894</text:p>
          </table:table-cell>
          <table:table-cell office:value-type="float" office:value="0.516938994793608">
            <text:p>0.5169389948</text:p>
          </table:table-cell>
          <table:table-cell table:number-columns-repeated="473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528434376880117">
            <text:p>0.5284343769</text:p>
          </table:table-cell>
          <table:table-cell office:value-type="float" office:value="678">
            <text:p>678</text:p>
          </table:table-cell>
          <table:table-cell office:value-type="float" office:value="0.520618536607323">
            <text:p>0.5206185366</text:p>
          </table:table-cell>
          <table:table-cell table:number-columns-repeated="473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528903759409785">
            <text:p>0.5289037594</text:p>
          </table:table-cell>
          <table:table-cell office:value-type="float" office:value="874">
            <text:p>874</text:p>
          </table:table-cell>
          <table:table-cell office:value-type="float" office:value="0.520846501702773">
            <text:p>0.5208465017</text:p>
          </table:table-cell>
          <table:table-cell table:number-columns-repeated="473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532138998335902">
            <text:p>0.5321389983</text:p>
          </table:table-cell>
          <table:table-cell office:value-type="float" office:value="738">
            <text:p>738</text:p>
          </table:table-cell>
          <table:table-cell office:value-type="float" office:value="0.525305760399397">
            <text:p>0.5253057604</text:p>
          </table:table-cell>
          <table:table-cell table:number-columns-repeated="47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534800407494716">
            <text:p>0.5348004075</text:p>
          </table:table-cell>
          <table:table-cell office:value-type="float" office:value="628">
            <text:p>628</text:p>
          </table:table-cell>
          <table:table-cell office:value-type="float" office:value="0.525386467653762">
            <text:p>0.5253864677</text:p>
          </table:table-cell>
          <table:table-cell table:number-columns-repeated="473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534964411365973">
            <text:p>0.5349644114</text:p>
          </table:table-cell>
          <table:table-cell office:value-type="float" office:value="900">
            <text:p>900</text:p>
          </table:table-cell>
          <table:table-cell office:value-type="float" office:value="0.525707267286149">
            <text:p>0.5257072673</text:p>
          </table:table-cell>
          <table:table-cell table:number-columns-repeated="473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537021774725899">
            <text:p>0.5370217747</text:p>
          </table:table-cell>
          <table:table-cell office:value-type="float" office:value="514">
            <text:p>514</text:p>
          </table:table-cell>
          <table:table-cell office:value-type="float" office:value="0.526130161542826">
            <text:p>0.5261301615</text:p>
          </table:table-cell>
          <table:table-cell table:number-columns-repeated="473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537301947400524">
            <text:p>0.5373019474</text:p>
          </table:table-cell>
          <table:table-cell office:value-type="float" office:value="481">
            <text:p>481</text:p>
          </table:table-cell>
          <table:table-cell office:value-type="float" office:value="0.526224900606362">
            <text:p>0.5262249006</text:p>
          </table:table-cell>
          <table:table-cell table:number-columns-repeated="473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539629473159708">
            <text:p>0.5396294732</text:p>
          </table:table-cell>
          <table:table-cell office:value-type="float" office:value="571">
            <text:p>571</text:p>
          </table:table-cell>
          <table:table-cell office:value-type="float" office:value="0.526932138063557">
            <text:p>0.5269321381</text:p>
          </table:table-cell>
          <table:table-cell table:number-columns-repeated="473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540084506837244">
            <text:p>0.5400845068</text:p>
          </table:table-cell>
          <table:table-cell office:value-type="float" office:value="606">
            <text:p>606</text:p>
          </table:table-cell>
          <table:table-cell office:value-type="float" office:value="0.529044635178016">
            <text:p>0.5290446352</text:p>
          </table:table-cell>
          <table:table-cell table:number-columns-repeated="47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543363787540646">
            <text:p>0.5433637875</text:p>
          </table:table-cell>
          <table:table-cell office:value-type="float" office:value="625">
            <text:p>625</text:p>
          </table:table-cell>
          <table:table-cell office:value-type="float" office:value="0.529857494936131">
            <text:p>0.5298574949</text:p>
          </table:table-cell>
          <table:table-cell table:number-columns-repeated="473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543968407554815">
            <text:p>0.5439684076</text:p>
          </table:table-cell>
          <table:table-cell office:value-type="float" office:value="794">
            <text:p>794</text:p>
          </table:table-cell>
          <table:table-cell office:value-type="float" office:value="0.532546524032955">
            <text:p>0.532546524</text:p>
          </table:table-cell>
          <table:table-cell table:number-columns-repeated="473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545813074898878">
            <text:p>0.5458130749</text:p>
          </table:table-cell>
          <table:table-cell office:value-type="float" office:value="687">
            <text:p>687</text:p>
          </table:table-cell>
          <table:table-cell office:value-type="float" office:value="0.536876993722037">
            <text:p>0.5368769937</text:p>
          </table:table-cell>
          <table:table-cell table:number-columns-repeated="473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548943755410985">
            <text:p>0.5489437554</text:p>
          </table:table-cell>
          <table:table-cell office:value-type="float" office:value="804">
            <text:p>804</text:p>
          </table:table-cell>
          <table:table-cell office:value-type="float" office:value="0.537387529785792">
            <text:p>0.5373875298</text:p>
          </table:table-cell>
          <table:table-cell table:number-columns-repeated="473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549359044272358">
            <text:p>0.5493590443</text:p>
          </table:table-cell>
          <table:table-cell office:value-type="float" office:value="924">
            <text:p>924</text:p>
          </table:table-cell>
          <table:table-cell office:value-type="float" office:value="0.538700244198624">
            <text:p>0.5387002442</text:p>
          </table:table-cell>
          <table:table-cell table:number-columns-repeated="473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55003110678412">
            <text:p>0.5500311068</text:p>
          </table:table-cell>
          <table:table-cell office:value-type="float" office:value="556">
            <text:p>556</text:p>
          </table:table-cell>
          <table:table-cell office:value-type="float" office:value="0.540516752583253">
            <text:p>0.5405167526</text:p>
          </table:table-cell>
          <table:table-cell table:number-columns-repeated="473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551872492192492">
            <text:p>0.5518724922</text:p>
          </table:table-cell>
          <table:table-cell office:value-type="float" office:value="807">
            <text:p>807</text:p>
          </table:table-cell>
          <table:table-cell office:value-type="float" office:value="0.540891484311918">
            <text:p>0.5408914843</text:p>
          </table:table-cell>
          <table:table-cell table:number-columns-repeated="473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554661939887003">
            <text:p>0.5546619399</text:p>
          </table:table-cell>
          <table:table-cell office:value-type="float" office:value="893">
            <text:p>893</text:p>
          </table:table-cell>
          <table:table-cell office:value-type="float" office:value="0.542222490204106">
            <text:p>0.5422224902</text:p>
          </table:table-cell>
          <table:table-cell table:number-columns-repeated="473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555284442353429">
            <text:p>0.5552844424</text:p>
          </table:table-cell>
          <table:table-cell office:value-type="float" office:value="607">
            <text:p>607</text:p>
          </table:table-cell>
          <table:table-cell office:value-type="float" office:value="0.543240762356525">
            <text:p>0.5432407624</text:p>
          </table:table-cell>
          <table:table-cell table:number-columns-repeated="473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558920598639325">
            <text:p>0.5589205986</text:p>
          </table:table-cell>
          <table:table-cell office:value-type="float" office:value="662">
            <text:p>662</text:p>
          </table:table-cell>
          <table:table-cell office:value-type="float" office:value="0.543743829593427">
            <text:p>0.5437438296</text:p>
          </table:table-cell>
          <table:table-cell table:number-columns-repeated="473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5603108112072">
            <text:p>0.5603108112</text:p>
          </table:table-cell>
          <table:table-cell office:value-type="float" office:value="843">
            <text:p>843</text:p>
          </table:table-cell>
          <table:table-cell office:value-type="float" office:value="0.545509158677253">
            <text:p>0.5455091587</text:p>
          </table:table-cell>
          <table:table-cell table:number-columns-repeated="47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560380036754233">
            <text:p>0.5603800368</text:p>
          </table:table-cell>
          <table:table-cell office:value-type="float" office:value="775">
            <text:p>775</text:p>
          </table:table-cell>
          <table:table-cell office:value-type="float" office:value="0.546392487395986">
            <text:p>0.5463924874</text:p>
          </table:table-cell>
          <table:table-cell table:number-columns-repeated="473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560649891313442">
            <text:p>0.5606498913</text:p>
          </table:table-cell>
          <table:table-cell office:value-type="float" office:value="579">
            <text:p>579</text:p>
          </table:table-cell>
          <table:table-cell office:value-type="float" office:value="0.5547697673622">
            <text:p>0.5547697674</text:p>
          </table:table-cell>
          <table:table-cell table:number-columns-repeated="473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561021649876276">
            <text:p>0.5610216499</text:p>
          </table:table-cell>
          <table:table-cell office:value-type="float" office:value="725">
            <text:p>725</text:p>
          </table:table-cell>
          <table:table-cell office:value-type="float" office:value="0.555508358642843">
            <text:p>0.5555083586</text:p>
          </table:table-cell>
          <table:table-cell table:number-columns-repeated="473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561599655609232">
            <text:p>0.5615996556</text:p>
          </table:table-cell>
          <table:table-cell office:value-type="float" office:value="824">
            <text:p>824</text:p>
          </table:table-cell>
          <table:table-cell office:value-type="float" office:value="0.557762629827817">
            <text:p>0.5577626298</text:p>
          </table:table-cell>
          <table:table-cell table:number-columns-repeated="47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6839375477681">
            <text:p>0.5683937548</text:p>
          </table:table-cell>
          <table:table-cell office:value-type="float" office:value="701">
            <text:p>701</text:p>
          </table:table-cell>
          <table:table-cell office:value-type="float" office:value="0.55976567682656">
            <text:p>0.5597656768</text:p>
          </table:table-cell>
          <table:table-cell table:number-columns-repeated="47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5696049009763">
            <text:p>0.569604901</text:p>
          </table:table-cell>
          <table:table-cell office:value-type="float" office:value="540">
            <text:p>540</text:p>
          </table:table-cell>
          <table:table-cell office:value-type="float" office:value="0.560224555097431">
            <text:p>0.5602245551</text:p>
          </table:table-cell>
          <table:table-cell table:number-columns-repeated="473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571592914146709">
            <text:p>0.5715929141</text:p>
          </table:table-cell>
          <table:table-cell office:value-type="float" office:value="793">
            <text:p>793</text:p>
          </table:table-cell>
          <table:table-cell office:value-type="float" office:value="0.560968283358585">
            <text:p>0.5609682834</text:p>
          </table:table-cell>
          <table:table-cell table:number-columns-repeated="473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71790464054575">
            <text:p>0.5717904641</text:p>
          </table:table-cell>
          <table:table-cell office:value-type="float" office:value="560">
            <text:p>560</text:p>
          </table:table-cell>
          <table:table-cell office:value-type="float" office:value="0.562345642952555">
            <text:p>0.562345643</text:p>
          </table:table-cell>
          <table:table-cell table:number-columns-repeated="47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572377718705418">
            <text:p>0.5723777187</text:p>
          </table:table-cell>
          <table:table-cell office:value-type="float" office:value="522">
            <text:p>522</text:p>
          </table:table-cell>
          <table:table-cell office:value-type="float" office:value="0.564170724514022">
            <text:p>0.5641707245</text:p>
          </table:table-cell>
          <table:table-cell table:number-columns-repeated="473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573328138743744">
            <text:p>0.5733281387</text:p>
          </table:table-cell>
          <table:table-cell office:value-type="float" office:value="510">
            <text:p>510</text:p>
          </table:table-cell>
          <table:table-cell office:value-type="float" office:value="0.56694704823002">
            <text:p>0.5669470482</text:p>
          </table:table-cell>
          <table:table-cell table:number-columns-repeated="473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575213967808801">
            <text:p>0.5752139678</text:p>
          </table:table-cell>
          <table:table-cell office:value-type="float" office:value="602">
            <text:p>602</text:p>
          </table:table-cell>
          <table:table-cell office:value-type="float" office:value="0.571750055131711">
            <text:p>0.5717500551</text:p>
          </table:table-cell>
          <table:table-cell table:number-columns-repeated="473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576419120810403">
            <text:p>0.5764191208</text:p>
          </table:table-cell>
          <table:table-cell office:value-type="float" office:value="564">
            <text:p>564</text:p>
          </table:table-cell>
          <table:table-cell office:value-type="float" office:value="0.572158466975843">
            <text:p>0.572158467</text:p>
          </table:table-cell>
          <table:table-cell table:number-columns-repeated="473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576623277883299">
            <text:p>0.5766232779</text:p>
          </table:table-cell>
          <table:table-cell office:value-type="float" office:value="501">
            <text:p>501</text:p>
          </table:table-cell>
          <table:table-cell office:value-type="float" office:value="0.573721944167307">
            <text:p>0.5737219442</text:p>
          </table:table-cell>
          <table:table-cell table:number-columns-repeated="473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577234162316299">
            <text:p>0.5772341623</text:p>
          </table:table-cell>
          <table:table-cell office:value-type="float" office:value="748">
            <text:p>748</text:p>
          </table:table-cell>
          <table:table-cell office:value-type="float" office:value="0.573885989287611">
            <text:p>0.5738859893</text:p>
          </table:table-cell>
          <table:table-cell table:number-columns-repeated="473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579061207476304">
            <text:p>0.5790612075</text:p>
          </table:table-cell>
          <table:table-cell office:value-type="float" office:value="647">
            <text:p>647</text:p>
          </table:table-cell>
          <table:table-cell office:value-type="float" office:value="0.574000429216434">
            <text:p>0.5740004292</text:p>
          </table:table-cell>
          <table:table-cell table:number-columns-repeated="473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579420862586774">
            <text:p>0.5794208626</text:p>
          </table:table-cell>
          <table:table-cell office:value-type="float" office:value="767">
            <text:p>767</text:p>
          </table:table-cell>
          <table:table-cell office:value-type="float" office:value="0.574462092000265">
            <text:p>0.574462092</text:p>
          </table:table-cell>
          <table:table-cell table:number-columns-repeated="473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579785389482499">
            <text:p>0.5797853895</text:p>
          </table:table-cell>
          <table:table-cell office:value-type="float" office:value="908">
            <text:p>908</text:p>
          </table:table-cell>
          <table:table-cell office:value-type="float" office:value="0.57454944658808">
            <text:p>0.5745494466</text:p>
          </table:table-cell>
          <table:table-cell table:number-columns-repeated="47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581131647963352">
            <text:p>0.581131648</text:p>
          </table:table-cell>
          <table:table-cell office:value-type="float" office:value="880">
            <text:p>880</text:p>
          </table:table-cell>
          <table:table-cell office:value-type="float" office:value="0.576506139442114">
            <text:p>0.5765061394</text:p>
          </table:table-cell>
          <table:table-cell table:number-columns-repeated="473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81436463062987">
            <text:p>0.5814364631</text:p>
          </table:table-cell>
          <table:table-cell office:value-type="float" office:value="840">
            <text:p>840</text:p>
          </table:table-cell>
          <table:table-cell office:value-type="float" office:value="0.577122461025252">
            <text:p>0.577122461</text:p>
          </table:table-cell>
          <table:table-cell table:number-columns-repeated="47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584296977702454">
            <text:p>0.5842969777</text:p>
          </table:table-cell>
          <table:table-cell office:value-type="float" office:value="641">
            <text:p>641</text:p>
          </table:table-cell>
          <table:table-cell office:value-type="float" office:value="0.577831130001011">
            <text:p>0.57783113</text:p>
          </table:table-cell>
          <table:table-cell table:number-columns-repeated="473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584460714956376">
            <text:p>0.584460715</text:p>
          </table:table-cell>
          <table:table-cell office:value-type="float" office:value="907">
            <text:p>907</text:p>
          </table:table-cell>
          <table:table-cell office:value-type="float" office:value="0.578300708038317">
            <text:p>0.578300708</text:p>
          </table:table-cell>
          <table:table-cell table:number-columns-repeated="473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585324662195298">
            <text:p>0.5853246622</text:p>
          </table:table-cell>
          <table:table-cell office:value-type="float" office:value="666">
            <text:p>666</text:p>
          </table:table-cell>
          <table:table-cell office:value-type="float" office:value="0.580272594456878">
            <text:p>0.5802725945</text:p>
          </table:table-cell>
          <table:table-cell table:number-columns-repeated="47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85394483398535">
            <text:p>0.5853944834</text:p>
          </table:table-cell>
          <table:table-cell office:value-type="float" office:value="650">
            <text:p>650</text:p>
          </table:table-cell>
          <table:table-cell office:value-type="float" office:value="0.581112612832822">
            <text:p>0.5811126128</text:p>
          </table:table-cell>
          <table:table-cell table:number-columns-repeated="473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587651296034353">
            <text:p>0.587651296</text:p>
          </table:table-cell>
          <table:table-cell office:value-type="float" office:value="499">
            <text:p>499</text:p>
          </table:table-cell>
          <table:table-cell office:value-type="float" office:value="0.582567316136846">
            <text:p>0.5825673161</text:p>
          </table:table-cell>
          <table:table-cell table:number-columns-repeated="473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587664539837598">
            <text:p>0.5876645398</text:p>
          </table:table-cell>
          <table:table-cell office:value-type="float" office:value="535">
            <text:p>535</text:p>
          </table:table-cell>
          <table:table-cell office:value-type="float" office:value="0.583395011948255">
            <text:p>0.5833950119</text:p>
          </table:table-cell>
          <table:table-cell table:number-columns-repeated="473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588045644975231">
            <text:p>0.588045645</text:p>
          </table:table-cell>
          <table:table-cell office:value-type="float" office:value="659">
            <text:p>659</text:p>
          </table:table-cell>
          <table:table-cell office:value-type="float" office:value="0.586927248839823">
            <text:p>0.5869272488</text:p>
          </table:table-cell>
          <table:table-cell table:number-columns-repeated="473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58824554082454">
            <text:p>0.5882455408</text:p>
          </table:table-cell>
          <table:table-cell office:value-type="float" office:value="822">
            <text:p>822</text:p>
          </table:table-cell>
          <table:table-cell office:value-type="float" office:value="0.586968842718948">
            <text:p>0.5869688427</text:p>
          </table:table-cell>
          <table:table-cell table:number-columns-repeated="47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588776502044938">
            <text:p>0.588776502</text:p>
          </table:table-cell>
          <table:table-cell office:value-type="float" office:value="530">
            <text:p>530</text:p>
          </table:table-cell>
          <table:table-cell office:value-type="float" office:value="0.587957366669326">
            <text:p>0.5879573667</text:p>
          </table:table-cell>
          <table:table-cell table:number-columns-repeated="473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589071385946867">
            <text:p>0.5890713859</text:p>
          </table:table-cell>
          <table:table-cell office:value-type="float" office:value="811">
            <text:p>811</text:p>
          </table:table-cell>
          <table:table-cell office:value-type="float" office:value="0.588609909532565">
            <text:p>0.5886099095</text:p>
          </table:table-cell>
          <table:table-cell table:number-columns-repeated="473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590100413598848">
            <text:p>0.5901004136</text:p>
          </table:table-cell>
          <table:table-cell office:value-type="float" office:value="763">
            <text:p>763</text:p>
          </table:table-cell>
          <table:table-cell office:value-type="float" office:value="0.589816318511055">
            <text:p>0.5898163185</text:p>
          </table:table-cell>
          <table:table-cell table:number-columns-repeated="47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90242531364392">
            <text:p>0.5902425314</text:p>
          </table:table-cell>
          <table:table-cell office:value-type="float" office:value="553">
            <text:p>553</text:p>
          </table:table-cell>
          <table:table-cell office:value-type="float" office:value="0.591168659112904">
            <text:p>0.5911686591</text:p>
          </table:table-cell>
          <table:table-cell table:number-columns-repeated="473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591207413437895">
            <text:p>0.5912074134</text:p>
          </table:table-cell>
          <table:table-cell office:value-type="float" office:value="664">
            <text:p>664</text:p>
          </table:table-cell>
          <table:table-cell office:value-type="float" office:value="0.591720065954996">
            <text:p>0.591720066</text:p>
          </table:table-cell>
          <table:table-cell table:number-columns-repeated="473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591240383330324">
            <text:p>0.5912403833</text:p>
          </table:table-cell>
          <table:table-cell office:value-type="float" office:value="766">
            <text:p>766</text:p>
          </table:table-cell>
          <table:table-cell office:value-type="float" office:value="0.591986086739857">
            <text:p>0.5919860867</text:p>
          </table:table-cell>
          <table:table-cell table:number-columns-repeated="473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91940416637424">
            <text:p>0.5919404166</text:p>
          </table:table-cell>
          <table:table-cell office:value-type="float" office:value="482">
            <text:p>482</text:p>
          </table:table-cell>
          <table:table-cell office:value-type="float" office:value="0.592874996012309">
            <text:p>0.592874996</text:p>
          </table:table-cell>
          <table:table-cell table:number-columns-repeated="473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593669232949955">
            <text:p>0.5936692329</text:p>
          </table:table-cell>
          <table:table-cell office:value-type="float" office:value="906">
            <text:p>906</text:p>
          </table:table-cell>
          <table:table-cell office:value-type="float" office:value="0.593412485393675">
            <text:p>0.5934124854</text:p>
          </table:table-cell>
          <table:table-cell table:number-columns-repeated="473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93858875718414">
            <text:p>0.5938588757</text:p>
          </table:table-cell>
          <table:table-cell office:value-type="float" office:value="537">
            <text:p>537</text:p>
          </table:table-cell>
          <table:table-cell office:value-type="float" office:value="0.597951451205153">
            <text:p>0.5979514512</text:p>
          </table:table-cell>
          <table:table-cell table:number-columns-repeated="473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594300596583798">
            <text:p>0.5943005966</text:p>
          </table:table-cell>
          <table:table-cell office:value-type="float" office:value="623">
            <text:p>623</text:p>
          </table:table-cell>
          <table:table-cell office:value-type="float" office:value="0.598049204516563">
            <text:p>0.5980492045</text:p>
          </table:table-cell>
          <table:table-cell table:number-columns-repeated="473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59457323124475">
            <text:p>0.5945732312</text:p>
          </table:table-cell>
          <table:table-cell office:value-type="float" office:value="836">
            <text:p>836</text:p>
          </table:table-cell>
          <table:table-cell office:value-type="float" office:value="0.599179659025465">
            <text:p>0.599179659</text:p>
          </table:table-cell>
          <table:table-cell table:number-columns-repeated="473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594620668421391">
            <text:p>0.5946206684</text:p>
          </table:table-cell>
          <table:table-cell office:value-type="float" office:value="565">
            <text:p>565</text:p>
          </table:table-cell>
          <table:table-cell office:value-type="float" office:value="0.600597103613164">
            <text:p>0.6005971036</text:p>
          </table:table-cell>
          <table:table-cell table:number-columns-repeated="47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597252049927951">
            <text:p>0.5972520499</text:p>
          </table:table-cell>
          <table:table-cell office:value-type="float" office:value="759">
            <text:p>759</text:p>
          </table:table-cell>
          <table:table-cell office:value-type="float" office:value="0.6009324915671">
            <text:p>0.6009324916</text:p>
          </table:table-cell>
          <table:table-cell table:number-columns-repeated="473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597816007948886">
            <text:p>0.5978160079</text:p>
          </table:table-cell>
          <table:table-cell office:value-type="float" office:value="573">
            <text:p>573</text:p>
          </table:table-cell>
          <table:table-cell office:value-type="float" office:value="0.603806228373702">
            <text:p>0.6038062284</text:p>
          </table:table-cell>
          <table:table-cell table:number-columns-repeated="473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597999903804751">
            <text:p>0.5979999038</text:p>
          </table:table-cell>
          <table:table-cell office:value-type="float" office:value="895">
            <text:p>895</text:p>
          </table:table-cell>
          <table:table-cell office:value-type="float" office:value="0.604520980347507">
            <text:p>0.6045209803</text:p>
          </table:table-cell>
          <table:table-cell table:number-columns-repeated="473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598919907664958">
            <text:p>0.5989199077</text:p>
          </table:table-cell>
          <table:table-cell office:value-type="float" office:value="942">
            <text:p>942</text:p>
          </table:table-cell>
          <table:table-cell office:value-type="float" office:value="0.604823255892118">
            <text:p>0.6048232559</text:p>
          </table:table-cell>
          <table:table-cell table:number-columns-repeated="473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599980144325401">
            <text:p>0.5999801443</text:p>
          </table:table-cell>
          <table:table-cell office:value-type="float" office:value="660">
            <text:p>660</text:p>
          </table:table-cell>
          <table:table-cell office:value-type="float" office:value="0.606330381324428">
            <text:p>0.6063303813</text:p>
          </table:table-cell>
          <table:table-cell table:number-columns-repeated="47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601064951202051">
            <text:p>0.6010649512</text:p>
          </table:table-cell>
          <table:table-cell office:value-type="float" office:value="916">
            <text:p>916</text:p>
          </table:table-cell>
          <table:table-cell office:value-type="float" office:value="0.606768803886882">
            <text:p>0.6067688039</text:p>
          </table:table-cell>
          <table:table-cell table:number-columns-repeated="473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601927214721475">
            <text:p>0.6019272147</text:p>
          </table:table-cell>
          <table:table-cell office:value-type="float" office:value="855">
            <text:p>855</text:p>
          </table:table-cell>
          <table:table-cell office:value-type="float" office:value="0.609649318418458">
            <text:p>0.6096493184</text:p>
          </table:table-cell>
          <table:table-cell table:number-columns-repeated="473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604750651154009">
            <text:p>0.6047506512</text:p>
          </table:table-cell>
          <table:table-cell office:value-type="float" office:value="817">
            <text:p>817</text:p>
          </table:table-cell>
          <table:table-cell office:value-type="float" office:value="0.61046250322849">
            <text:p>0.6104625032</text:p>
          </table:table-cell>
          <table:table-cell table:number-columns-repeated="473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606103529536818">
            <text:p>0.6061035295</text:p>
          </table:table-cell>
          <table:table-cell office:value-type="float" office:value="931">
            <text:p>931</text:p>
          </table:table-cell>
          <table:table-cell office:value-type="float" office:value="0.610914218784491">
            <text:p>0.6109142188</text:p>
          </table:table-cell>
          <table:table-cell table:number-columns-repeated="473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60638928074771">
            <text:p>0.6063892807</text:p>
          </table:table-cell>
          <table:table-cell office:value-type="float" office:value="561">
            <text:p>561</text:p>
          </table:table-cell>
          <table:table-cell office:value-type="float" office:value="0.611212441823257">
            <text:p>0.6112124418</text:p>
          </table:table-cell>
          <table:table-cell table:number-columns-repeated="473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60820610195891">
            <text:p>0.608206102</text:p>
          </table:table-cell>
          <table:table-cell office:value-type="float" office:value="661">
            <text:p>661</text:p>
          </table:table-cell>
          <table:table-cell office:value-type="float" office:value="0.611442552450671">
            <text:p>0.6114425525</text:p>
          </table:table-cell>
          <table:table-cell table:number-columns-repeated="473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611598224654293">
            <text:p>0.6115982247</text:p>
          </table:table-cell>
          <table:table-cell office:value-type="float" office:value="728">
            <text:p>728</text:p>
          </table:table-cell>
          <table:table-cell office:value-type="float" office:value="0.612991149967468">
            <text:p>0.61299115</text:p>
          </table:table-cell>
          <table:table-cell table:number-columns-repeated="47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611709980021399">
            <text:p>0.61170998</text:p>
          </table:table-cell>
          <table:table-cell office:value-type="float" office:value="532">
            <text:p>532</text:p>
          </table:table-cell>
          <table:table-cell office:value-type="float" office:value="0.613499118039348">
            <text:p>0.613499118</text:p>
          </table:table-cell>
          <table:table-cell table:number-columns-repeated="473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611857267447373">
            <text:p>0.6118572674</text:p>
          </table:table-cell>
          <table:table-cell office:value-type="float" office:value="864">
            <text:p>864</text:p>
          </table:table-cell>
          <table:table-cell office:value-type="float" office:value="0.614079758891569">
            <text:p>0.6140797589</text:p>
          </table:table-cell>
          <table:table-cell table:number-columns-repeated="473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612044244027245">
            <text:p>0.612044244</text:p>
          </table:table-cell>
          <table:table-cell office:value-type="float" office:value="939">
            <text:p>939</text:p>
          </table:table-cell>
          <table:table-cell office:value-type="float" office:value="0.614350887009839">
            <text:p>0.614350887</text:p>
          </table:table-cell>
          <table:table-cell table:number-columns-repeated="473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612267640890491">
            <text:p>0.6122676409</text:p>
          </table:table-cell>
          <table:table-cell office:value-type="float" office:value="742">
            <text:p>742</text:p>
          </table:table-cell>
          <table:table-cell office:value-type="float" office:value="0.615514887141311">
            <text:p>0.6155148871</text:p>
          </table:table-cell>
          <table:table-cell table:number-columns-repeated="47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612652034079185">
            <text:p>0.6126520341</text:p>
          </table:table-cell>
          <table:table-cell office:value-type="float" office:value="764">
            <text:p>764</text:p>
          </table:table-cell>
          <table:table-cell office:value-type="float" office:value="0.61566313837378">
            <text:p>0.6156631384</text:p>
          </table:table-cell>
          <table:table-cell table:number-columns-repeated="473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612948799754518">
            <text:p>0.6129487998</text:p>
          </table:table-cell>
          <table:table-cell office:value-type="float" office:value="932">
            <text:p>932</text:p>
          </table:table-cell>
          <table:table-cell office:value-type="float" office:value="0.617843620802764">
            <text:p>0.6178436208</text:p>
          </table:table-cell>
          <table:table-cell table:number-columns-repeated="473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61316870304058">
            <text:p>0.613168703</text:p>
          </table:table-cell>
          <table:table-cell office:value-type="float" office:value="636">
            <text:p>636</text:p>
          </table:table-cell>
          <table:table-cell office:value-type="float" office:value="0.61785653471812">
            <text:p>0.6178565347</text:p>
          </table:table-cell>
          <table:table-cell table:number-columns-repeated="473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613415306676382">
            <text:p>0.6134153067</text:p>
          </table:table-cell>
          <table:table-cell office:value-type="float" office:value="786">
            <text:p>786</text:p>
          </table:table-cell>
          <table:table-cell office:value-type="float" office:value="0.619360328961454">
            <text:p>0.619360329</text:p>
          </table:table-cell>
          <table:table-cell table:number-columns-repeated="473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14639155706946">
            <text:p>0.6146391557</text:p>
          </table:table-cell>
          <table:table-cell office:value-type="float" office:value="621">
            <text:p>621</text:p>
          </table:table-cell>
          <table:table-cell office:value-type="float" office:value="0.620073986014214">
            <text:p>0.620073986</text:p>
          </table:table-cell>
          <table:table-cell table:number-columns-repeated="473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614760459316279">
            <text:p>0.6147604593</text:p>
          </table:table-cell>
          <table:table-cell office:value-type="float" office:value="917">
            <text:p>917</text:p>
          </table:table-cell>
          <table:table-cell office:value-type="float" office:value="0.622572615901299">
            <text:p>0.6225726159</text:p>
          </table:table-cell>
          <table:table-cell table:number-columns-repeated="473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615998165351599">
            <text:p>0.6159981654</text:p>
          </table:table-cell>
          <table:table-cell office:value-type="float" office:value="521">
            <text:p>521</text:p>
          </table:table-cell>
          <table:table-cell office:value-type="float" office:value="0.62314741447146">
            <text:p>0.6231474145</text:p>
          </table:table-cell>
          <table:table-cell table:number-columns-repeated="473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617917511705764">
            <text:p>0.6179175117</text:p>
          </table:table-cell>
          <table:table-cell office:value-type="float" office:value="785">
            <text:p>785</text:p>
          </table:table-cell>
          <table:table-cell office:value-type="float" office:value="0.623458543378054">
            <text:p>0.6234585434</text:p>
          </table:table-cell>
          <table:table-cell table:number-columns-repeated="47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618072368688284">
            <text:p>0.6180723687</text:p>
          </table:table-cell>
          <table:table-cell office:value-type="float" office:value="722">
            <text:p>722</text:p>
          </table:table-cell>
          <table:table-cell office:value-type="float" office:value="0.623752013352578">
            <text:p>0.6237520134</text:p>
          </table:table-cell>
          <table:table-cell table:number-columns-repeated="473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618186966687445">
            <text:p>0.6181869667</text:p>
          </table:table-cell>
          <table:table-cell office:value-type="float" office:value="591">
            <text:p>591</text:p>
          </table:table-cell>
          <table:table-cell office:value-type="float" office:value="0.624475864327527">
            <text:p>0.6244758643</text:p>
          </table:table-cell>
          <table:table-cell table:number-columns-repeated="473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618920961434013">
            <text:p>0.6189209614</text:p>
          </table:table-cell>
          <table:table-cell office:value-type="float" office:value="835">
            <text:p>835</text:p>
          </table:table-cell>
          <table:table-cell office:value-type="float" office:value="0.624781208297055">
            <text:p>0.6247812083</text:p>
          </table:table-cell>
          <table:table-cell table:number-columns-repeated="473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619284880850641">
            <text:p>0.6192848809</text:p>
          </table:table-cell>
          <table:table-cell office:value-type="float" office:value="792">
            <text:p>792</text:p>
          </table:table-cell>
          <table:table-cell office:value-type="float" office:value="0.6270218085313">
            <text:p>0.6270218085</text:p>
          </table:table-cell>
          <table:table-cell table:number-columns-repeated="473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621585390564984">
            <text:p>0.6215853906</text:p>
          </table:table-cell>
          <table:table-cell office:value-type="float" office:value="875">
            <text:p>875</text:p>
          </table:table-cell>
          <table:table-cell office:value-type="float" office:value="0.627505232276805">
            <text:p>0.6275052323</text:p>
          </table:table-cell>
          <table:table-cell table:number-columns-repeated="473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62215129528068">
            <text:p>0.6221512953</text:p>
          </table:table-cell>
          <table:table-cell office:value-type="float" office:value="823">
            <text:p>823</text:p>
          </table:table-cell>
          <table:table-cell office:value-type="float" office:value="0.627605081469584">
            <text:p>0.6276050815</text:p>
          </table:table-cell>
          <table:table-cell table:number-columns-repeated="47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6223536661449">
            <text:p>0.6223536661</text:p>
          </table:table-cell>
          <table:table-cell office:value-type="float" office:value="782">
            <text:p>782</text:p>
          </table:table-cell>
          <table:table-cell office:value-type="float" office:value="0.628038129905718">
            <text:p>0.6280381299</text:p>
          </table:table-cell>
          <table:table-cell table:number-columns-repeated="473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624290049554853">
            <text:p>0.6242900496</text:p>
          </table:table-cell>
          <table:table-cell office:value-type="float" office:value="592">
            <text:p>592</text:p>
          </table:table-cell>
          <table:table-cell office:value-type="float" office:value="0.629598061263447">
            <text:p>0.6295980613</text:p>
          </table:table-cell>
          <table:table-cell table:number-columns-repeated="47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624493219236452">
            <text:p>0.6244932192</text:p>
          </table:table-cell>
          <table:table-cell office:value-type="float" office:value="829">
            <text:p>829</text:p>
          </table:table-cell>
          <table:table-cell office:value-type="float" office:value="0.63144092856037">
            <text:p>0.6314409286</text:p>
          </table:table-cell>
          <table:table-cell table:number-columns-repeated="47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625063094960198">
            <text:p>0.625063095</text:p>
          </table:table-cell>
          <table:table-cell office:value-type="float" office:value="563">
            <text:p>563</text:p>
          </table:table-cell>
          <table:table-cell office:value-type="float" office:value="0.632434420900053">
            <text:p>0.6324344209</text:p>
          </table:table-cell>
          <table:table-cell table:number-columns-repeated="473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625067336052003">
            <text:p>0.6250673361</text:p>
          </table:table-cell>
          <table:table-cell office:value-type="float" office:value="827">
            <text:p>827</text:p>
          </table:table-cell>
          <table:table-cell office:value-type="float" office:value="0.63256547772358">
            <text:p>0.6325654777</text:p>
          </table:table-cell>
          <table:table-cell table:number-columns-repeated="473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628103221081225">
            <text:p>0.6281032211</text:p>
          </table:table-cell>
          <table:table-cell office:value-type="float" office:value="663">
            <text:p>663</text:p>
          </table:table-cell>
          <table:table-cell office:value-type="float" office:value="0.632706178329384">
            <text:p>0.6327061783</text:p>
          </table:table-cell>
          <table:table-cell table:number-columns-repeated="47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63116641479807">
            <text:p>0.6311664148</text:p>
          </table:table-cell>
          <table:table-cell office:value-type="float" office:value="523">
            <text:p>523</text:p>
          </table:table-cell>
          <table:table-cell office:value-type="float" office:value="0.633749384467188">
            <text:p>0.6337493845</text:p>
          </table:table-cell>
          <table:table-cell table:number-columns-repeated="473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632615572513938">
            <text:p>0.6326155725</text:p>
          </table:table-cell>
          <table:table-cell office:value-type="float" office:value="528">
            <text:p>528</text:p>
          </table:table-cell>
          <table:table-cell office:value-type="float" office:value="0.634055816134448">
            <text:p>0.6340558161</text:p>
          </table:table-cell>
          <table:table-cell table:number-columns-repeated="473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633423333468093">
            <text:p>0.6334233335</text:p>
          </table:table-cell>
          <table:table-cell office:value-type="float" office:value="877">
            <text:p>877</text:p>
          </table:table-cell>
          <table:table-cell office:value-type="float" office:value="0.634421488374706">
            <text:p>0.6344214884</text:p>
          </table:table-cell>
          <table:table-cell table:number-columns-repeated="473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635789584955566">
            <text:p>0.635789585</text:p>
          </table:table-cell>
          <table:table-cell office:value-type="float" office:value="640">
            <text:p>640</text:p>
          </table:table-cell>
          <table:table-cell office:value-type="float" office:value="0.634885780435184">
            <text:p>0.6348857804</text:p>
          </table:table-cell>
          <table:table-cell table:number-columns-repeated="473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636655378113062">
            <text:p>0.6366553781</text:p>
          </table:table-cell>
          <table:table-cell office:value-type="float" office:value="554">
            <text:p>554</text:p>
          </table:table-cell>
          <table:table-cell office:value-type="float" office:value="0.635840558297603">
            <text:p>0.6358405583</text:p>
          </table:table-cell>
          <table:table-cell table:number-columns-repeated="473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641159444332067">
            <text:p>0.6411594443</text:p>
          </table:table-cell>
          <table:table-cell office:value-type="float" office:value="911">
            <text:p>911</text:p>
          </table:table-cell>
          <table:table-cell office:value-type="float" office:value="0.636164241393491">
            <text:p>0.6361642414</text:p>
          </table:table-cell>
          <table:table-cell table:number-columns-repeated="473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641563608020143">
            <text:p>0.641563608</text:p>
          </table:table-cell>
          <table:table-cell office:value-type="float" office:value="504">
            <text:p>504</text:p>
          </table:table-cell>
          <table:table-cell office:value-type="float" office:value="0.637344230991304">
            <text:p>0.637344231</text:p>
          </table:table-cell>
          <table:table-cell table:number-columns-repeated="47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642367219809275">
            <text:p>0.6423672198</text:p>
          </table:table-cell>
          <table:table-cell office:value-type="float" office:value="788">
            <text:p>788</text:p>
          </table:table-cell>
          <table:table-cell office:value-type="float" office:value="0.637413017155081">
            <text:p>0.6374130172</text:p>
          </table:table-cell>
          <table:table-cell table:number-columns-repeated="473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643593387752429">
            <text:p>0.6435933878</text:p>
          </table:table-cell>
          <table:table-cell office:value-type="float" office:value="685">
            <text:p>685</text:p>
          </table:table-cell>
          <table:table-cell office:value-type="float" office:value="0.637570570380635">
            <text:p>0.6375705704</text:p>
          </table:table-cell>
          <table:table-cell table:number-columns-repeated="473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644627626033035">
            <text:p>0.644627626</text:p>
          </table:table-cell>
          <table:table-cell office:value-type="float" office:value="799">
            <text:p>799</text:p>
          </table:table-cell>
          <table:table-cell office:value-type="float" office:value="0.638088464164746">
            <text:p>0.6380884642</text:p>
          </table:table-cell>
          <table:table-cell table:number-columns-repeated="473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645578599478734">
            <text:p>0.6455785995</text:p>
          </table:table-cell>
          <table:table-cell office:value-type="float" office:value="700">
            <text:p>700</text:p>
          </table:table-cell>
          <table:table-cell office:value-type="float" office:value="0.638559552661601">
            <text:p>0.6385595527</text:p>
          </table:table-cell>
          <table:table-cell table:number-columns-repeated="47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645747277297561">
            <text:p>0.6457472773</text:p>
          </table:table-cell>
          <table:table-cell office:value-type="float" office:value="569">
            <text:p>569</text:p>
          </table:table-cell>
          <table:table-cell office:value-type="float" office:value="0.638849501916726">
            <text:p>0.6388495019</text:p>
          </table:table-cell>
          <table:table-cell table:number-columns-repeated="473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647070576744771">
            <text:p>0.6470705767</text:p>
          </table:table-cell>
          <table:table-cell office:value-type="float" office:value="756">
            <text:p>756</text:p>
          </table:table-cell>
          <table:table-cell office:value-type="float" office:value="0.640355083079155">
            <text:p>0.6403550831</text:p>
          </table:table-cell>
          <table:table-cell table:number-columns-repeated="473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65002072593331">
            <text:p>0.6500207259</text:p>
          </table:table-cell>
          <table:table-cell office:value-type="float" office:value="566">
            <text:p>566</text:p>
          </table:table-cell>
          <table:table-cell office:value-type="float" office:value="0.640642041029123">
            <text:p>0.640642041</text:p>
          </table:table-cell>
          <table:table-cell table:number-columns-repeated="47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651020219860464">
            <text:p>0.6510202199</text:p>
          </table:table-cell>
          <table:table-cell office:value-type="float" office:value="525">
            <text:p>525</text:p>
          </table:table-cell>
          <table:table-cell office:value-type="float" office:value="0.644324652570532">
            <text:p>0.6443246526</text:p>
          </table:table-cell>
          <table:table-cell table:number-columns-repeated="473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51371122783327">
            <text:p>0.6513711228</text:p>
          </table:table-cell>
          <table:table-cell office:value-type="float" office:value="683">
            <text:p>683</text:p>
          </table:table-cell>
          <table:table-cell office:value-type="float" office:value="0.647009119591376">
            <text:p>0.6470091196</text:p>
          </table:table-cell>
          <table:table-cell table:number-columns-repeated="47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651465763056883">
            <text:p>0.6514657631</text:p>
          </table:table-cell>
          <table:table-cell office:value-type="float" office:value="790">
            <text:p>790</text:p>
          </table:table-cell>
          <table:table-cell office:value-type="float" office:value="0.647524231455361">
            <text:p>0.6475242315</text:p>
          </table:table-cell>
          <table:table-cell table:number-columns-repeated="473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65213992008529">
            <text:p>0.6521399201</text:p>
          </table:table-cell>
          <table:table-cell office:value-type="float" office:value="903">
            <text:p>903</text:p>
          </table:table-cell>
          <table:table-cell office:value-type="float" office:value="0.649109549406775">
            <text:p>0.6491095494</text:p>
          </table:table-cell>
          <table:table-cell table:number-columns-repeated="47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652244036049278">
            <text:p>0.652244036</text:p>
          </table:table-cell>
          <table:table-cell office:value-type="float" office:value="781">
            <text:p>781</text:p>
          </table:table-cell>
          <table:table-cell office:value-type="float" office:value="0.650647110822626">
            <text:p>0.6506471108</text:p>
          </table:table-cell>
          <table:table-cell table:number-columns-repeated="473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654600355297671">
            <text:p>0.6546003553</text:p>
          </table:table-cell>
          <table:table-cell office:value-type="float" office:value="586">
            <text:p>586</text:p>
          </table:table-cell>
          <table:table-cell office:value-type="float" office:value="0.65068870523416">
            <text:p>0.6506887052</text:p>
          </table:table-cell>
          <table:table-cell table:number-columns-repeated="473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654663325378656">
            <text:p>0.6546633254</text:p>
          </table:table-cell>
          <table:table-cell office:value-type="float" office:value="825">
            <text:p>825</text:p>
          </table:table-cell>
          <table:table-cell office:value-type="float" office:value="0.653449316924223">
            <text:p>0.6534493169</text:p>
          </table:table-cell>
          <table:table-cell table:number-columns-repeated="473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655842169566653">
            <text:p>0.6558421696</text:p>
          </table:table-cell>
          <table:table-cell office:value-type="float" office:value="889">
            <text:p>889</text:p>
          </table:table-cell>
          <table:table-cell office:value-type="float" office:value="0.653654392687431">
            <text:p>0.6536543927</text:p>
          </table:table-cell>
          <table:table-cell table:number-columns-repeated="473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656023627558356">
            <text:p>0.6560236276</text:p>
          </table:table-cell>
          <table:table-cell office:value-type="float" office:value="721">
            <text:p>721</text:p>
          </table:table-cell>
          <table:table-cell office:value-type="float" office:value="0.655638717142252">
            <text:p>0.6556387171</text:p>
          </table:table-cell>
          <table:table-cell table:number-columns-repeated="473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656167647953118">
            <text:p>0.656167648</text:p>
          </table:table-cell>
          <table:table-cell office:value-type="float" office:value="826">
            <text:p>826</text:p>
          </table:table-cell>
          <table:table-cell office:value-type="float" office:value="0.658027606556323">
            <text:p>0.6580276066</text:p>
          </table:table-cell>
          <table:table-cell table:number-columns-repeated="473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658654914921263">
            <text:p>0.6586549149</text:p>
          </table:table-cell>
          <table:table-cell office:value-type="float" office:value="479">
            <text:p>479</text:p>
          </table:table-cell>
          <table:table-cell office:value-type="float" office:value="0.658407059158024">
            <text:p>0.6584070592</text:p>
          </table:table-cell>
          <table:table-cell table:number-columns-repeated="473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659132900550226">
            <text:p>0.6591329006</text:p>
          </table:table-cell>
          <table:table-cell office:value-type="float" office:value="870">
            <text:p>870</text:p>
          </table:table-cell>
          <table:table-cell office:value-type="float" office:value="0.660583504078725">
            <text:p>0.6605835041</text:p>
          </table:table-cell>
          <table:table-cell table:number-columns-repeated="473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664911834189888">
            <text:p>0.6649118342</text:p>
          </table:table-cell>
          <table:table-cell office:value-type="float" office:value="541">
            <text:p>541</text:p>
          </table:table-cell>
          <table:table-cell office:value-type="float" office:value="0.660770537685524">
            <text:p>0.6607705377</text:p>
          </table:table-cell>
          <table:table-cell table:number-columns-repeated="473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66528655904243">
            <text:p>0.665286559</text:p>
          </table:table-cell>
          <table:table-cell office:value-type="float" office:value="851">
            <text:p>851</text:p>
          </table:table-cell>
          <table:table-cell office:value-type="float" office:value="0.663190239910824">
            <text:p>0.6631902399</text:p>
          </table:table-cell>
          <table:table-cell table:number-columns-repeated="47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665327443966343">
            <text:p>0.665327444</text:p>
          </table:table-cell>
          <table:table-cell office:value-type="float" office:value="544">
            <text:p>544</text:p>
          </table:table-cell>
          <table:table-cell office:value-type="float" office:value="0.664200072016046">
            <text:p>0.664200072</text:p>
          </table:table-cell>
          <table:table-cell table:number-columns-repeated="473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666061360790469">
            <text:p>0.6660613608</text:p>
          </table:table-cell>
          <table:table-cell office:value-type="float" office:value="749">
            <text:p>749</text:p>
          </table:table-cell>
          <table:table-cell office:value-type="float" office:value="0.664671556208279">
            <text:p>0.6646715562</text:p>
          </table:table-cell>
          <table:table-cell table:number-columns-repeated="47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667540340108328">
            <text:p>0.6675403401</text:p>
          </table:table-cell>
          <table:table-cell office:value-type="float" office:value="597">
            <text:p>597</text:p>
          </table:table-cell>
          <table:table-cell office:value-type="float" office:value="0.66808684288683">
            <text:p>0.6680868429</text:p>
          </table:table-cell>
          <table:table-cell table:number-columns-repeated="473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668281854400676">
            <text:p>0.6682818544</text:p>
          </table:table-cell>
          <table:table-cell office:value-type="float" office:value="513">
            <text:p>513</text:p>
          </table:table-cell>
          <table:table-cell office:value-type="float" office:value="0.668920882973874">
            <text:p>0.668920883</text:p>
          </table:table-cell>
          <table:table-cell table:number-columns-repeated="473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668626326484924">
            <text:p>0.6686263265</text:p>
          </table:table-cell>
          <table:table-cell office:value-type="float" office:value="545">
            <text:p>545</text:p>
          </table:table-cell>
          <table:table-cell office:value-type="float" office:value="0.670134139037273">
            <text:p>0.670134139</text:p>
          </table:table-cell>
          <table:table-cell table:number-columns-repeated="473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669063007190091">
            <text:p>0.6690630072</text:p>
          </table:table-cell>
          <table:table-cell office:value-type="float" office:value="595">
            <text:p>595</text:p>
          </table:table-cell>
          <table:table-cell office:value-type="float" office:value="0.670917105216415">
            <text:p>0.6709171052</text:p>
          </table:table-cell>
          <table:table-cell table:number-columns-repeated="47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670007933245232">
            <text:p>0.6700079332</text:p>
          </table:table-cell>
          <table:table-cell office:value-type="float" office:value="576">
            <text:p>576</text:p>
          </table:table-cell>
          <table:table-cell office:value-type="float" office:value="0.672279242804143">
            <text:p>0.6722792428</text:p>
          </table:table-cell>
          <table:table-cell table:number-columns-repeated="473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670155610842619">
            <text:p>0.6701556108</text:p>
          </table:table-cell>
          <table:table-cell office:value-type="float" office:value="529">
            <text:p>529</text:p>
          </table:table-cell>
          <table:table-cell office:value-type="float" office:value="0.673889868820546">
            <text:p>0.6738898688</text:p>
          </table:table-cell>
          <table:table-cell table:number-columns-repeated="473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671483821076545">
            <text:p>0.6714838211</text:p>
          </table:table-cell>
          <table:table-cell office:value-type="float" office:value="542">
            <text:p>542</text:p>
          </table:table-cell>
          <table:table-cell office:value-type="float" office:value="0.674864261070088">
            <text:p>0.6748642611</text:p>
          </table:table-cell>
          <table:table-cell table:number-columns-repeated="473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671824986737929">
            <text:p>0.6718249867</text:p>
          </table:table-cell>
          <table:table-cell office:value-type="float" office:value="480">
            <text:p>480</text:p>
          </table:table-cell>
          <table:table-cell office:value-type="float" office:value="0.676584649970185">
            <text:p>0.67658465</text:p>
          </table:table-cell>
          <table:table-cell table:number-columns-repeated="473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675738587462194">
            <text:p>0.6757385875</text:p>
          </table:table-cell>
          <table:table-cell office:value-type="float" office:value="819">
            <text:p>819</text:p>
          </table:table-cell>
          <table:table-cell office:value-type="float" office:value="0.67766138212925">
            <text:p>0.6776613821</text:p>
          </table:table-cell>
          <table:table-cell table:number-columns-repeated="473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676420016637109">
            <text:p>0.6764200166</text:p>
          </table:table-cell>
          <table:table-cell office:value-type="float" office:value="867">
            <text:p>867</text:p>
          </table:table-cell>
          <table:table-cell office:value-type="float" office:value="0.678433369232043">
            <text:p>0.6784333692</text:p>
          </table:table-cell>
          <table:table-cell table:number-columns-repeated="47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676620593525304">
            <text:p>0.6766205935</text:p>
          </table:table-cell>
          <table:table-cell office:value-type="float" office:value="629">
            <text:p>629</text:p>
          </table:table-cell>
          <table:table-cell office:value-type="float" office:value="0.678653291146586">
            <text:p>0.6786532911</text:p>
          </table:table-cell>
          <table:table-cell table:number-columns-repeated="47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677192019051244">
            <text:p>0.6771920191</text:p>
          </table:table-cell>
          <table:table-cell office:value-type="float" office:value="484">
            <text:p>484</text:p>
          </table:table-cell>
          <table:table-cell office:value-type="float" office:value="0.678662032315196">
            <text:p>0.6786620323</text:p>
          </table:table-cell>
          <table:table-cell table:number-columns-repeated="473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677607039725703">
            <text:p>0.6776070397</text:p>
          </table:table-cell>
          <table:table-cell office:value-type="float" office:value="512">
            <text:p>512</text:p>
          </table:table-cell>
          <table:table-cell office:value-type="float" office:value="0.68031470581688">
            <text:p>0.6803147058</text:p>
          </table:table-cell>
          <table:table-cell table:number-columns-repeated="473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678733872174317">
            <text:p>0.6787338722</text:p>
          </table:table-cell>
          <table:table-cell office:value-type="float" office:value="613">
            <text:p>613</text:p>
          </table:table-cell>
          <table:table-cell office:value-type="float" office:value="0.680376579572086">
            <text:p>0.6803765796</text:p>
          </table:table-cell>
          <table:table-cell table:number-columns-repeated="47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678759485635167">
            <text:p>0.6787594856</text:p>
          </table:table-cell>
          <table:table-cell office:value-type="float" office:value="600">
            <text:p>600</text:p>
          </table:table-cell>
          <table:table-cell office:value-type="float" office:value="0.681142213297521">
            <text:p>0.6811422133</text:p>
          </table:table-cell>
          <table:table-cell table:number-columns-repeated="473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678952754219472">
            <text:p>0.6789527542</text:p>
          </table:table-cell>
          <table:table-cell office:value-type="float" office:value="497">
            <text:p>497</text:p>
          </table:table-cell>
          <table:table-cell office:value-type="float" office:value="0.681849014657555">
            <text:p>0.6818490147</text:p>
          </table:table-cell>
          <table:table-cell table:number-columns-repeated="473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679330833695415">
            <text:p>0.6793308337</text:p>
          </table:table-cell>
          <table:table-cell office:value-type="float" office:value="905">
            <text:p>905</text:p>
          </table:table-cell>
          <table:table-cell office:value-type="float" office:value="0.682928230391498">
            <text:p>0.6829282304</text:p>
          </table:table-cell>
          <table:table-cell table:number-columns-repeated="47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680295893298303">
            <text:p>0.6802958933</text:p>
          </table:table-cell>
          <table:table-cell office:value-type="float" office:value="632">
            <text:p>632</text:p>
          </table:table-cell>
          <table:table-cell office:value-type="float" office:value="0.683412520667922">
            <text:p>0.6834125207</text:p>
          </table:table-cell>
          <table:table-cell table:number-columns-repeated="473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681596878140347">
            <text:p>0.6815968781</text:p>
          </table:table-cell>
          <table:table-cell office:value-type="float" office:value="862">
            <text:p>862</text:p>
          </table:table-cell>
          <table:table-cell office:value-type="float" office:value="0.683836847125979">
            <text:p>0.6838368471</text:p>
          </table:table-cell>
          <table:table-cell table:number-columns-repeated="473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682225277262263">
            <text:p>0.6822252773</text:p>
          </table:table-cell>
          <table:table-cell office:value-type="float" office:value="550">
            <text:p>550</text:p>
          </table:table-cell>
          <table:table-cell office:value-type="float" office:value="0.683854555077789">
            <text:p>0.6838545551</text:p>
          </table:table-cell>
          <table:table-cell table:number-columns-repeated="473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68366068585491">
            <text:p>0.6836606859</text:p>
          </table:table-cell>
          <table:table-cell office:value-type="float" office:value="596">
            <text:p>596</text:p>
          </table:table-cell>
          <table:table-cell office:value-type="float" office:value="0.684272456342618">
            <text:p>0.6842724563</text:p>
          </table:table-cell>
          <table:table-cell table:number-columns-repeated="473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68368695410957">
            <text:p>0.6836869541</text:p>
          </table:table-cell>
          <table:table-cell office:value-type="float" office:value="834">
            <text:p>834</text:p>
          </table:table-cell>
          <table:table-cell office:value-type="float" office:value="0.685372653718575">
            <text:p>0.6853726537</text:p>
          </table:table-cell>
          <table:table-cell table:number-columns-repeated="473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684133352594244">
            <text:p>0.6841333526</text:p>
          </table:table-cell>
          <table:table-cell office:value-type="float" office:value="754">
            <text:p>754</text:p>
          </table:table-cell>
          <table:table-cell office:value-type="float" office:value="0.686591324291592">
            <text:p>0.6865913243</text:p>
          </table:table-cell>
          <table:table-cell table:number-columns-repeated="473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68646780802372">
            <text:p>0.686467808</text:p>
          </table:table-cell>
          <table:table-cell office:value-type="float" office:value="854">
            <text:p>854</text:p>
          </table:table-cell>
          <table:table-cell office:value-type="float" office:value="0.687166599821374">
            <text:p>0.6871665998</text:p>
          </table:table-cell>
          <table:table-cell table:number-columns-repeated="473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690537158861243">
            <text:p>0.6905371589</text:p>
          </table:table-cell>
          <table:table-cell office:value-type="float" office:value="684">
            <text:p>684</text:p>
          </table:table-cell>
          <table:table-cell office:value-type="float" office:value="0.687314016315238">
            <text:p>0.6873140163</text:p>
          </table:table-cell>
          <table:table-cell table:number-columns-repeated="47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690737584094009">
            <text:p>0.6907375841</text:p>
          </table:table-cell>
          <table:table-cell office:value-type="float" office:value="486">
            <text:p>486</text:p>
          </table:table-cell>
          <table:table-cell office:value-type="float" office:value="0.692179852374241">
            <text:p>0.6921798524</text:p>
          </table:table-cell>
          <table:table-cell table:number-columns-repeated="47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691007254829048">
            <text:p>0.6910072548</text:p>
          </table:table-cell>
          <table:table-cell office:value-type="float" office:value="654">
            <text:p>654</text:p>
          </table:table-cell>
          <table:table-cell office:value-type="float" office:value="0.693924707783641">
            <text:p>0.6939247078</text:p>
          </table:table-cell>
          <table:table-cell table:number-columns-repeated="47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691666379479861">
            <text:p>0.6916663795</text:p>
          </table:table-cell>
          <table:table-cell office:value-type="float" office:value="626">
            <text:p>626</text:p>
          </table:table-cell>
          <table:table-cell office:value-type="float" office:value="0.696303801246208">
            <text:p>0.6963038012</text:p>
          </table:table-cell>
          <table:table-cell table:number-columns-repeated="47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692670680297602">
            <text:p>0.6926706803</text:p>
          </table:table-cell>
          <table:table-cell office:value-type="float" office:value="715">
            <text:p>715</text:p>
          </table:table-cell>
          <table:table-cell office:value-type="float" office:value="0.698499015804101">
            <text:p>0.6984990158</text:p>
          </table:table-cell>
          <table:table-cell table:number-columns-repeated="473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692961036374363">
            <text:p>0.6929610364</text:p>
          </table:table-cell>
          <table:table-cell office:value-type="float" office:value="527">
            <text:p>527</text:p>
          </table:table-cell>
          <table:table-cell office:value-type="float" office:value="0.698590018269984">
            <text:p>0.6985900183</text:p>
          </table:table-cell>
          <table:table-cell table:number-columns-repeated="473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693532057192694">
            <text:p>0.6935320572</text:p>
          </table:table-cell>
          <table:table-cell office:value-type="float" office:value="882">
            <text:p>882</text:p>
          </table:table-cell>
          <table:table-cell office:value-type="float" office:value="0.699545311023638">
            <text:p>0.699545311</text:p>
          </table:table-cell>
          <table:table-cell table:number-columns-repeated="473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69462962962963">
            <text:p>0.6946296296</text:p>
          </table:table-cell>
          <table:table-cell office:value-type="float" office:value="585">
            <text:p>585</text:p>
          </table:table-cell>
          <table:table-cell office:value-type="float" office:value="0.69965446425361">
            <text:p>0.6996544643</text:p>
          </table:table-cell>
          <table:table-cell table:number-columns-repeated="473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696462458209449">
            <text:p>0.6964624582</text:p>
          </table:table-cell>
          <table:table-cell office:value-type="float" office:value="871">
            <text:p>871</text:p>
          </table:table-cell>
          <table:table-cell office:value-type="float" office:value="0.701852566403648">
            <text:p>0.7018525664</text:p>
          </table:table-cell>
          <table:table-cell table:number-columns-repeated="473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698121864667446">
            <text:p>0.6981218647</text:p>
          </table:table-cell>
          <table:table-cell office:value-type="float" office:value="506">
            <text:p>506</text:p>
          </table:table-cell>
          <table:table-cell office:value-type="float" office:value="0.702557630894096">
            <text:p>0.7025576309</text:p>
          </table:table-cell>
          <table:table-cell table:number-columns-repeated="473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699244485355957">
            <text:p>0.6992444854</text:p>
          </table:table-cell>
          <table:table-cell office:value-type="float" office:value="904">
            <text:p>904</text:p>
          </table:table-cell>
          <table:table-cell office:value-type="float" office:value="0.70291528925584">
            <text:p>0.7029152893</text:p>
          </table:table-cell>
          <table:table-cell table:number-columns-repeated="47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699533050894913">
            <text:p>0.6995330509</text:p>
          </table:table-cell>
          <table:table-cell office:value-type="float" office:value="500">
            <text:p>500</text:p>
          </table:table-cell>
          <table:table-cell office:value-type="float" office:value="0.70291959339435">
            <text:p>0.7029195934</text:p>
          </table:table-cell>
          <table:table-cell table:number-columns-repeated="47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699963564873168">
            <text:p>0.6999635649</text:p>
          </table:table-cell>
          <table:table-cell office:value-type="float" office:value="692">
            <text:p>692</text:p>
          </table:table-cell>
          <table:table-cell office:value-type="float" office:value="0.702923996081337">
            <text:p>0.7029239961</text:p>
          </table:table-cell>
          <table:table-cell table:number-columns-repeated="47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701036028685356">
            <text:p>0.7010360287</text:p>
          </table:table-cell>
          <table:table-cell office:value-type="float" office:value="622">
            <text:p>622</text:p>
          </table:table-cell>
          <table:table-cell office:value-type="float" office:value="0.704989528691987">
            <text:p>0.7049895287</text:p>
          </table:table-cell>
          <table:table-cell table:number-columns-repeated="473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701599219727345">
            <text:p>0.7015992197</text:p>
          </table:table-cell>
          <table:table-cell office:value-type="float" office:value="727">
            <text:p>727</text:p>
          </table:table-cell>
          <table:table-cell office:value-type="float" office:value="0.705184192352419">
            <text:p>0.7051841924</text:p>
          </table:table-cell>
          <table:table-cell table:number-columns-repeated="47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701808435035963">
            <text:p>0.701808435</text:p>
          </table:table-cell>
          <table:table-cell office:value-type="float" office:value="587">
            <text:p>587</text:p>
          </table:table-cell>
          <table:table-cell office:value-type="float" office:value="0.705362258356177">
            <text:p>0.7053622584</text:p>
          </table:table-cell>
          <table:table-cell table:number-columns-repeated="473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704385343281183">
            <text:p>0.7043853433</text:p>
          </table:table-cell>
          <table:table-cell office:value-type="float" office:value="881">
            <text:p>881</text:p>
          </table:table-cell>
          <table:table-cell office:value-type="float" office:value="0.706254100111309">
            <text:p>0.7062541001</text:p>
          </table:table-cell>
          <table:table-cell table:number-columns-repeated="47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705011233881135">
            <text:p>0.7050112339</text:p>
          </table:table-cell>
          <table:table-cell office:value-type="float" office:value="634">
            <text:p>634</text:p>
          </table:table-cell>
          <table:table-cell office:value-type="float" office:value="0.707886361621305">
            <text:p>0.7078863616</text:p>
          </table:table-cell>
          <table:table-cell table:number-columns-repeated="473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706981572654353">
            <text:p>0.7069815727</text:p>
          </table:table-cell>
          <table:table-cell office:value-type="float" office:value="618">
            <text:p>618</text:p>
          </table:table-cell>
          <table:table-cell office:value-type="float" office:value="0.710433426196039">
            <text:p>0.7104334262</text:p>
          </table:table-cell>
          <table:table-cell table:number-columns-repeated="47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08640552752496">
            <text:p>0.7086405528</text:p>
          </table:table-cell>
          <table:table-cell office:value-type="float" office:value="534">
            <text:p>534</text:p>
          </table:table-cell>
          <table:table-cell office:value-type="float" office:value="0.71062295372266">
            <text:p>0.7106229537</text:p>
          </table:table-cell>
          <table:table-cell table:number-columns-repeated="473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709003176839085">
            <text:p>0.7090031768</text:p>
          </table:table-cell>
          <table:table-cell office:value-type="float" office:value="673">
            <text:p>673</text:p>
          </table:table-cell>
          <table:table-cell office:value-type="float" office:value="0.714977892017169">
            <text:p>0.714977892</text:p>
          </table:table-cell>
          <table:table-cell table:number-columns-repeated="473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70966492575014">
            <text:p>0.7096649258</text:p>
          </table:table-cell>
          <table:table-cell office:value-type="float" office:value="711">
            <text:p>711</text:p>
          </table:table-cell>
          <table:table-cell office:value-type="float" office:value="0.715770683022393">
            <text:p>0.715770683</text:p>
          </table:table-cell>
          <table:table-cell table:number-columns-repeated="473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7103946721699">
            <text:p>0.7103946722</text:p>
          </table:table-cell>
          <table:table-cell office:value-type="float" office:value="485">
            <text:p>485</text:p>
          </table:table-cell>
          <table:table-cell office:value-type="float" office:value="0.71599416346644">
            <text:p>0.7159941635</text:p>
          </table:table-cell>
          <table:table-cell table:number-columns-repeated="47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712272509662912">
            <text:p>0.7122725097</text:p>
          </table:table-cell>
          <table:table-cell office:value-type="float" office:value="665">
            <text:p>665</text:p>
          </table:table-cell>
          <table:table-cell office:value-type="float" office:value="0.716926381279926">
            <text:p>0.7169263813</text:p>
          </table:table-cell>
          <table:table-cell table:number-columns-repeated="473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712330891504705">
            <text:p>0.7123308915</text:p>
          </table:table-cell>
          <table:table-cell office:value-type="float" office:value="720">
            <text:p>720</text:p>
          </table:table-cell>
          <table:table-cell office:value-type="float" office:value="0.717310076213154">
            <text:p>0.7173100762</text:p>
          </table:table-cell>
          <table:table-cell table:number-columns-repeated="473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712465546068503">
            <text:p>0.7124655461</text:p>
          </table:table-cell>
          <table:table-cell office:value-type="float" office:value="846">
            <text:p>846</text:p>
          </table:table-cell>
          <table:table-cell office:value-type="float" office:value="0.717374973251927">
            <text:p>0.7173749733</text:p>
          </table:table-cell>
          <table:table-cell table:number-columns-repeated="473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715917156161894">
            <text:p>0.7159171562</text:p>
          </table:table-cell>
          <table:table-cell office:value-type="float" office:value="515">
            <text:p>515</text:p>
          </table:table-cell>
          <table:table-cell office:value-type="float" office:value="0.720739930338846">
            <text:p>0.7207399303</text:p>
          </table:table-cell>
          <table:table-cell table:number-columns-repeated="47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717360684677685">
            <text:p>0.7173606847</text:p>
          </table:table-cell>
          <table:table-cell office:value-type="float" office:value="769">
            <text:p>769</text:p>
          </table:table-cell>
          <table:table-cell office:value-type="float" office:value="0.72119772702495">
            <text:p>0.721197727</text:p>
          </table:table-cell>
          <table:table-cell table:number-columns-repeated="473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717505894222383">
            <text:p>0.7175058942</text:p>
          </table:table-cell>
          <table:table-cell office:value-type="float" office:value="935">
            <text:p>935</text:p>
          </table:table-cell>
          <table:table-cell office:value-type="float" office:value="0.722698205984784">
            <text:p>0.722698206</text:p>
          </table:table-cell>
          <table:table-cell table:number-columns-repeated="47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717589327185053">
            <text:p>0.7175893272</text:p>
          </table:table-cell>
          <table:table-cell office:value-type="float" office:value="508">
            <text:p>508</text:p>
          </table:table-cell>
          <table:table-cell office:value-type="float" office:value="0.722917356559782">
            <text:p>0.7229173566</text:p>
          </table:table-cell>
          <table:table-cell table:number-columns-repeated="473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18223102651547">
            <text:p>0.7182231027</text:p>
          </table:table-cell>
          <table:table-cell office:value-type="float" office:value="802">
            <text:p>802</text:p>
          </table:table-cell>
          <table:table-cell office:value-type="float" office:value="0.723252305512691">
            <text:p>0.7232523055</text:p>
          </table:table-cell>
          <table:table-cell table:number-columns-repeated="473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718753205996271">
            <text:p>0.718753206</text:p>
          </table:table-cell>
          <table:table-cell office:value-type="float" office:value="858">
            <text:p>858</text:p>
          </table:table-cell>
          <table:table-cell office:value-type="float" office:value="0.724206709716252">
            <text:p>0.7242067097</text:p>
          </table:table-cell>
          <table:table-cell table:number-columns-repeated="473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72026709802542">
            <text:p>0.720267098</text:p>
          </table:table-cell>
          <table:table-cell office:value-type="float" office:value="872">
            <text:p>872</text:p>
          </table:table-cell>
          <table:table-cell office:value-type="float" office:value="0.724553590164898">
            <text:p>0.7245535902</text:p>
          </table:table-cell>
          <table:table-cell table:number-columns-repeated="473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721071021581685">
            <text:p>0.7210710216</text:p>
          </table:table-cell>
          <table:table-cell office:value-type="float" office:value="860">
            <text:p>860</text:p>
          </table:table-cell>
          <table:table-cell office:value-type="float" office:value="0.724815350517139">
            <text:p>0.7248153505</text:p>
          </table:table-cell>
          <table:table-cell table:number-columns-repeated="473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721472106295434">
            <text:p>0.7214721063</text:p>
          </table:table-cell>
          <table:table-cell office:value-type="float" office:value="744">
            <text:p>744</text:p>
          </table:table-cell>
          <table:table-cell office:value-type="float" office:value="0.72522636981555">
            <text:p>0.7252263698</text:p>
          </table:table-cell>
          <table:table-cell table:number-columns-repeated="473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72202135781503">
            <text:p>0.7220213578</text:p>
          </table:table-cell>
          <table:table-cell office:value-type="float" office:value="505">
            <text:p>505</text:p>
          </table:table-cell>
          <table:table-cell office:value-type="float" office:value="0.726306207714986">
            <text:p>0.7263062077</text:p>
          </table:table-cell>
          <table:table-cell table:number-columns-repeated="473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722699986884426">
            <text:p>0.7226999869</text:p>
          </table:table-cell>
          <table:table-cell office:value-type="float" office:value="603">
            <text:p>603</text:p>
          </table:table-cell>
          <table:table-cell office:value-type="float" office:value="0.727147757757366">
            <text:p>0.7271477578</text:p>
          </table:table-cell>
          <table:table-cell table:number-columns-repeated="47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723590059529429">
            <text:p>0.7235900595</text:p>
          </table:table-cell>
          <table:table-cell office:value-type="float" office:value="841">
            <text:p>841</text:p>
          </table:table-cell>
          <table:table-cell office:value-type="float" office:value="0.728140791654607">
            <text:p>0.7281407917</text:p>
          </table:table-cell>
          <table:table-cell table:number-columns-repeated="47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724646374009676">
            <text:p>0.724646374</text:p>
          </table:table-cell>
          <table:table-cell office:value-type="float" office:value="520">
            <text:p>520</text:p>
          </table:table-cell>
          <table:table-cell office:value-type="float" office:value="0.729974243811229">
            <text:p>0.7299742438</text:p>
          </table:table-cell>
          <table:table-cell table:number-columns-repeated="473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726174961698211">
            <text:p>0.7261749617</text:p>
          </table:table-cell>
          <table:table-cell office:value-type="float" office:value="690">
            <text:p>690</text:p>
          </table:table-cell>
          <table:table-cell office:value-type="float" office:value="0.730237506493633">
            <text:p>0.7302375065</text:p>
          </table:table-cell>
          <table:table-cell table:number-columns-repeated="47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727177350536967">
            <text:p>0.7271773505</text:p>
          </table:table-cell>
          <table:table-cell office:value-type="float" office:value="922">
            <text:p>922</text:p>
          </table:table-cell>
          <table:table-cell office:value-type="float" office:value="0.732379027354448">
            <text:p>0.7323790274</text:p>
          </table:table-cell>
          <table:table-cell table:number-columns-repeated="473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733728223260499">
            <text:p>0.7337282233</text:p>
          </table:table-cell>
          <table:table-cell office:value-type="float" office:value="703">
            <text:p>703</text:p>
          </table:table-cell>
          <table:table-cell office:value-type="float" office:value="0.732660374764107">
            <text:p>0.7326603748</text:p>
          </table:table-cell>
          <table:table-cell table:number-columns-repeated="473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734132436441026">
            <text:p>0.7341324364</text:p>
          </table:table-cell>
          <table:table-cell office:value-type="float" office:value="926">
            <text:p>926</text:p>
          </table:table-cell>
          <table:table-cell office:value-type="float" office:value="0.732880859217234">
            <text:p>0.7328808592</text:p>
          </table:table-cell>
          <table:table-cell table:number-columns-repeated="473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73413942754751">
            <text:p>0.7341394275</text:p>
          </table:table-cell>
          <table:table-cell office:value-type="float" office:value="704">
            <text:p>704</text:p>
          </table:table-cell>
          <table:table-cell office:value-type="float" office:value="0.733191012214034">
            <text:p>0.7331910122</text:p>
          </table:table-cell>
          <table:table-cell table:number-columns-repeated="473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735502680493174">
            <text:p>0.7355026805</text:p>
          </table:table-cell>
          <table:table-cell office:value-type="float" office:value="751">
            <text:p>751</text:p>
          </table:table-cell>
          <table:table-cell office:value-type="float" office:value="0.733427205688486">
            <text:p>0.7334272057</text:p>
          </table:table-cell>
          <table:table-cell table:number-columns-repeated="473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738036931141949">
            <text:p>0.7380369311</text:p>
          </table:table-cell>
          <table:table-cell office:value-type="float" office:value="492">
            <text:p>492</text:p>
          </table:table-cell>
          <table:table-cell office:value-type="float" office:value="0.734313511790781">
            <text:p>0.7343135118</text:p>
          </table:table-cell>
          <table:table-cell table:number-columns-repeated="473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738105676270852">
            <text:p>0.7381056763</text:p>
          </table:table-cell>
          <table:table-cell office:value-type="float" office:value="538">
            <text:p>538</text:p>
          </table:table-cell>
          <table:table-cell office:value-type="float" office:value="0.735197315053927">
            <text:p>0.7351973151</text:p>
          </table:table-cell>
          <table:table-cell table:number-columns-repeated="47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739663087198711">
            <text:p>0.7396630872</text:p>
          </table:table-cell>
          <table:table-cell office:value-type="float" office:value="815">
            <text:p>815</text:p>
          </table:table-cell>
          <table:table-cell office:value-type="float" office:value="0.738555967038367">
            <text:p>0.738555967</text:p>
          </table:table-cell>
          <table:table-cell table:number-columns-repeated="47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74108082493863">
            <text:p>0.7410808249</text:p>
          </table:table-cell>
          <table:table-cell office:value-type="float" office:value="746">
            <text:p>746</text:p>
          </table:table-cell>
          <table:table-cell office:value-type="float" office:value="0.738823514317374">
            <text:p>0.7388235143</text:p>
          </table:table-cell>
          <table:table-cell table:number-columns-repeated="473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741252093669803">
            <text:p>0.7412520937</text:p>
          </table:table-cell>
          <table:table-cell office:value-type="float" office:value="883">
            <text:p>883</text:p>
          </table:table-cell>
          <table:table-cell office:value-type="float" office:value="0.739086383334612">
            <text:p>0.7390863833</text:p>
          </table:table-cell>
          <table:table-cell table:number-columns-repeated="473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742048347973543">
            <text:p>0.742048348</text:p>
          </table:table-cell>
          <table:table-cell office:value-type="float" office:value="680">
            <text:p>680</text:p>
          </table:table-cell>
          <table:table-cell office:value-type="float" office:value="0.740497325823939">
            <text:p>0.7404973258</text:p>
          </table:table-cell>
          <table:table-cell table:number-columns-repeated="473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743177737583836">
            <text:p>0.7431777376</text:p>
          </table:table-cell>
          <table:table-cell office:value-type="float" office:value="494">
            <text:p>494</text:p>
          </table:table-cell>
          <table:table-cell office:value-type="float" office:value="0.74325345144097">
            <text:p>0.7432534514</text:p>
          </table:table-cell>
          <table:table-cell table:number-columns-repeated="473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43266550420564">
            <text:p>0.7432665504</text:p>
          </table:table-cell>
          <table:table-cell office:value-type="float" office:value="890">
            <text:p>890</text:p>
          </table:table-cell>
          <table:table-cell office:value-type="float" office:value="0.7442484189681">
            <text:p>0.744248419</text:p>
          </table:table-cell>
          <table:table-cell table:number-columns-repeated="47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74432141606965">
            <text:p>0.7443214161</text:p>
          </table:table-cell>
          <table:table-cell office:value-type="float" office:value="795">
            <text:p>795</text:p>
          </table:table-cell>
          <table:table-cell office:value-type="float" office:value="0.744774911910934">
            <text:p>0.7447749119</text:p>
          </table:table-cell>
          <table:table-cell table:number-columns-repeated="473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744467690512107">
            <text:p>0.7444676905</text:p>
          </table:table-cell>
          <table:table-cell office:value-type="float" office:value="798">
            <text:p>798</text:p>
          </table:table-cell>
          <table:table-cell office:value-type="float" office:value="0.746096553213401">
            <text:p>0.7460965532</text:p>
          </table:table-cell>
          <table:table-cell table:number-columns-repeated="473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747013423081783">
            <text:p>0.7470134231</text:p>
          </table:table-cell>
          <table:table-cell office:value-type="float" office:value="885">
            <text:p>885</text:p>
          </table:table-cell>
          <table:table-cell office:value-type="float" office:value="0.746993073200988">
            <text:p>0.7469930732</text:p>
          </table:table-cell>
          <table:table-cell table:number-columns-repeated="473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47340425531915">
            <text:p>0.7473404255</text:p>
          </table:table-cell>
          <table:table-cell office:value-type="float" office:value="934">
            <text:p>934</text:p>
          </table:table-cell>
          <table:table-cell office:value-type="float" office:value="0.747665413447405">
            <text:p>0.7476654134</text:p>
          </table:table-cell>
          <table:table-cell table:number-columns-repeated="473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748495182964392">
            <text:p>0.748495183</text:p>
          </table:table-cell>
          <table:table-cell office:value-type="float" office:value="604">
            <text:p>604</text:p>
          </table:table-cell>
          <table:table-cell office:value-type="float" office:value="0.748306912777752">
            <text:p>0.7483069128</text:p>
          </table:table-cell>
          <table:table-cell table:number-columns-repeated="47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749589303809085">
            <text:p>0.7495893038</text:p>
          </table:table-cell>
          <table:table-cell office:value-type="float" office:value="830">
            <text:p>830</text:p>
          </table:table-cell>
          <table:table-cell office:value-type="float" office:value="0.748659428785298">
            <text:p>0.7486594288</text:p>
          </table:table-cell>
          <table:table-cell table:number-columns-repeated="473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750039671374008">
            <text:p>0.7500396714</text:p>
          </table:table-cell>
          <table:table-cell office:value-type="float" office:value="861">
            <text:p>861</text:p>
          </table:table-cell>
          <table:table-cell office:value-type="float" office:value="0.750731914139533">
            <text:p>0.7507319141</text:p>
          </table:table-cell>
          <table:table-cell table:number-columns-repeated="47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50844757235188">
            <text:p>0.7508447572</text:p>
          </table:table-cell>
          <table:table-cell office:value-type="float" office:value="758">
            <text:p>758</text:p>
          </table:table-cell>
          <table:table-cell office:value-type="float" office:value="0.750882974600579">
            <text:p>0.7508829746</text:p>
          </table:table-cell>
          <table:table-cell table:number-columns-repeated="473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751354107901915">
            <text:p>0.7513541079</text:p>
          </table:table-cell>
          <table:table-cell office:value-type="float" office:value="879">
            <text:p>879</text:p>
          </table:table-cell>
          <table:table-cell office:value-type="float" office:value="0.751822803319295">
            <text:p>0.7518228033</text:p>
          </table:table-cell>
          <table:table-cell table:number-columns-repeated="47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751803364577632">
            <text:p>0.7518033646</text:p>
          </table:table-cell>
          <table:table-cell office:value-type="float" office:value="487">
            <text:p>487</text:p>
          </table:table-cell>
          <table:table-cell office:value-type="float" office:value="0.751966641507196">
            <text:p>0.7519666415</text:p>
          </table:table-cell>
          <table:table-cell table:number-columns-repeated="473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757755266203181">
            <text:p>0.7577552662</text:p>
          </table:table-cell>
          <table:table-cell office:value-type="float" office:value="583">
            <text:p>583</text:p>
          </table:table-cell>
          <table:table-cell office:value-type="float" office:value="0.75243005157192">
            <text:p>0.7524300516</text:p>
          </table:table-cell>
          <table:table-cell table:number-columns-repeated="473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758842988703518">
            <text:p>0.7588429887</text:p>
          </table:table-cell>
          <table:table-cell office:value-type="float" office:value="693">
            <text:p>693</text:p>
          </table:table-cell>
          <table:table-cell office:value-type="float" office:value="0.752553741694982">
            <text:p>0.7525537417</text:p>
          </table:table-cell>
          <table:table-cell table:number-columns-repeated="473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75965799305513">
            <text:p>0.7596579931</text:p>
          </table:table-cell>
          <table:table-cell office:value-type="float" office:value="670">
            <text:p>670</text:p>
          </table:table-cell>
          <table:table-cell office:value-type="float" office:value="0.753432423773955">
            <text:p>0.7534324238</text:p>
          </table:table-cell>
          <table:table-cell table:number-columns-repeated="47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60853026690818">
            <text:p>0.7608530267</text:p>
          </table:table-cell>
          <table:table-cell office:value-type="float" office:value="488">
            <text:p>488</text:p>
          </table:table-cell>
          <table:table-cell office:value-type="float" office:value="0.755741458577114">
            <text:p>0.7557414586</text:p>
          </table:table-cell>
          <table:table-cell table:number-columns-repeated="473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763639696334967">
            <text:p>0.7636396963</text:p>
          </table:table-cell>
          <table:table-cell office:value-type="float" office:value="584">
            <text:p>584</text:p>
          </table:table-cell>
          <table:table-cell office:value-type="float" office:value="0.757005399485619">
            <text:p>0.7570053995</text:p>
          </table:table-cell>
          <table:table-cell table:number-columns-repeated="473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764694635801361">
            <text:p>0.7646946358</text:p>
          </table:table-cell>
          <table:table-cell office:value-type="float" office:value="517">
            <text:p>517</text:p>
          </table:table-cell>
          <table:table-cell office:value-type="float" office:value="0.759085441816012">
            <text:p>0.7590854418</text:p>
          </table:table-cell>
          <table:table-cell table:number-columns-repeated="47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766320914413906">
            <text:p>0.7663209144</text:p>
          </table:table-cell>
          <table:table-cell office:value-type="float" office:value="768">
            <text:p>768</text:p>
          </table:table-cell>
          <table:table-cell office:value-type="float" office:value="0.760198452520917">
            <text:p>0.7601984525</text:p>
          </table:table-cell>
          <table:table-cell table:number-columns-repeated="473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767427208487096">
            <text:p>0.7674272085</text:p>
          </table:table-cell>
          <table:table-cell office:value-type="float" office:value="709">
            <text:p>709</text:p>
          </table:table-cell>
          <table:table-cell office:value-type="float" office:value="0.761264341046092">
            <text:p>0.761264341</text:p>
          </table:table-cell>
          <table:table-cell table:number-columns-repeated="473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769388081664974">
            <text:p>0.7693880817</text:p>
          </table:table-cell>
          <table:table-cell office:value-type="float" office:value="806">
            <text:p>806</text:p>
          </table:table-cell>
          <table:table-cell office:value-type="float" office:value="0.761345128346918">
            <text:p>0.7613451283</text:p>
          </table:table-cell>
          <table:table-cell table:number-columns-repeated="47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770034403254214">
            <text:p>0.7700344033</text:p>
          </table:table-cell>
          <table:table-cell office:value-type="float" office:value="919">
            <text:p>919</text:p>
          </table:table-cell>
          <table:table-cell office:value-type="float" office:value="0.761437890328696">
            <text:p>0.7614378903</text:p>
          </table:table-cell>
          <table:table-cell table:number-columns-repeated="473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770219724885439">
            <text:p>0.7702197249</text:p>
          </table:table-cell>
          <table:table-cell office:value-type="float" office:value="831">
            <text:p>831</text:p>
          </table:table-cell>
          <table:table-cell office:value-type="float" office:value="0.762225171851007">
            <text:p>0.7622251719</text:p>
          </table:table-cell>
          <table:table-cell table:number-columns-repeated="47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77024936447095">
            <text:p>0.7702493645</text:p>
          </table:table-cell>
          <table:table-cell office:value-type="float" office:value="902">
            <text:p>902</text:p>
          </table:table-cell>
          <table:table-cell office:value-type="float" office:value="0.762417305223194">
            <text:p>0.7624173052</text:p>
          </table:table-cell>
          <table:table-cell table:number-columns-repeated="473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770275034373681">
            <text:p>0.7702750344</text:p>
          </table:table-cell>
          <table:table-cell office:value-type="float" office:value="483">
            <text:p>483</text:p>
          </table:table-cell>
          <table:table-cell office:value-type="float" office:value="0.763958606439002">
            <text:p>0.7639586064</text:p>
          </table:table-cell>
          <table:table-cell table:number-columns-repeated="473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773187302410151">
            <text:p>0.7731873024</text:p>
          </table:table-cell>
          <table:table-cell office:value-type="float" office:value="816">
            <text:p>816</text:p>
          </table:table-cell>
          <table:table-cell office:value-type="float" office:value="0.766570611849331">
            <text:p>0.7665706118</text:p>
          </table:table-cell>
          <table:table-cell table:number-columns-repeated="473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773457968018738">
            <text:p>0.773457968</text:p>
          </table:table-cell>
          <table:table-cell office:value-type="float" office:value="925">
            <text:p>925</text:p>
          </table:table-cell>
          <table:table-cell office:value-type="float" office:value="0.766752755325018">
            <text:p>0.7667527553</text:p>
          </table:table-cell>
          <table:table-cell table:number-columns-repeated="47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775726248446939">
            <text:p>0.7757262484</text:p>
          </table:table-cell>
          <table:table-cell office:value-type="float" office:value="567">
            <text:p>567</text:p>
          </table:table-cell>
          <table:table-cell office:value-type="float" office:value="0.767077972077229">
            <text:p>0.7670779721</text:p>
          </table:table-cell>
          <table:table-cell table:number-columns-repeated="473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776374959186041">
            <text:p>0.7763749592</text:p>
          </table:table-cell>
          <table:table-cell office:value-type="float" office:value="582">
            <text:p>582</text:p>
          </table:table-cell>
          <table:table-cell office:value-type="float" office:value="0.767807504056888">
            <text:p>0.7678075041</text:p>
          </table:table-cell>
          <table:table-cell table:number-columns-repeated="473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776837076418042">
            <text:p>0.7768370764</text:p>
          </table:table-cell>
          <table:table-cell office:value-type="float" office:value="633">
            <text:p>633</text:p>
          </table:table-cell>
          <table:table-cell office:value-type="float" office:value="0.768817978824447">
            <text:p>0.7688179788</text:p>
          </table:table-cell>
          <table:table-cell table:number-columns-repeated="473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778120926598119">
            <text:p>0.7781209266</text:p>
          </table:table-cell>
          <table:table-cell office:value-type="float" office:value="682">
            <text:p>682</text:p>
          </table:table-cell>
          <table:table-cell office:value-type="float" office:value="0.769757481856013">
            <text:p>0.7697574819</text:p>
          </table:table-cell>
          <table:table-cell table:number-columns-repeated="47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778266810787766">
            <text:p>0.7782668108</text:p>
          </table:table-cell>
          <table:table-cell office:value-type="float" office:value="656">
            <text:p>656</text:p>
          </table:table-cell>
          <table:table-cell office:value-type="float" office:value="0.769893675351837">
            <text:p>0.7698936754</text:p>
          </table:table-cell>
          <table:table-cell table:number-columns-repeated="47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778527270667367">
            <text:p>0.7785272707</text:p>
          </table:table-cell>
          <table:table-cell office:value-type="float" office:value="886">
            <text:p>886</text:p>
          </table:table-cell>
          <table:table-cell office:value-type="float" office:value="0.770571609060846">
            <text:p>0.7705716091</text:p>
          </table:table-cell>
          <table:table-cell table:number-columns-repeated="473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779590650963583">
            <text:p>0.779590651</text:p>
          </table:table-cell>
          <table:table-cell office:value-type="float" office:value="899">
            <text:p>899</text:p>
          </table:table-cell>
          <table:table-cell office:value-type="float" office:value="0.771249088678802">
            <text:p>0.7712490887</text:p>
          </table:table-cell>
          <table:table-cell table:number-columns-repeated="473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780268027685072">
            <text:p>0.7802680277</text:p>
          </table:table-cell>
          <table:table-cell office:value-type="float" office:value="936">
            <text:p>936</text:p>
          </table:table-cell>
          <table:table-cell office:value-type="float" office:value="0.771849965881097">
            <text:p>0.7718499659</text:p>
          </table:table-cell>
          <table:table-cell table:number-columns-repeated="473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78057774015296">
            <text:p>0.7805777402</text:p>
          </table:table-cell>
          <table:table-cell office:value-type="float" office:value="651">
            <text:p>651</text:p>
          </table:table-cell>
          <table:table-cell office:value-type="float" office:value="0.773203590606329">
            <text:p>0.7732035906</text:p>
          </table:table-cell>
          <table:table-cell table:number-columns-repeated="47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780760318144166">
            <text:p>0.7807603181</text:p>
          </table:table-cell>
          <table:table-cell office:value-type="float" office:value="712">
            <text:p>712</text:p>
          </table:table-cell>
          <table:table-cell office:value-type="float" office:value="0.776063100137175">
            <text:p>0.7760631001</text:p>
          </table:table-cell>
          <table:table-cell table:number-columns-repeated="473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783924071804444">
            <text:p>0.7839240718</text:p>
          </table:table-cell>
          <table:table-cell office:value-type="float" office:value="909">
            <text:p>909</text:p>
          </table:table-cell>
          <table:table-cell office:value-type="float" office:value="0.777069965437575">
            <text:p>0.7770699654</text:p>
          </table:table-cell>
          <table:table-cell table:number-columns-repeated="473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84201975569857">
            <text:p>0.7842019756</text:p>
          </table:table-cell>
          <table:table-cell office:value-type="float" office:value="536">
            <text:p>536</text:p>
          </table:table-cell>
          <table:table-cell office:value-type="float" office:value="0.782736541743799">
            <text:p>0.7827365417</text:p>
          </table:table-cell>
          <table:table-cell table:number-columns-repeated="473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784574361931074">
            <text:p>0.7845743619</text:p>
          </table:table-cell>
          <table:table-cell office:value-type="float" office:value="910">
            <text:p>910</text:p>
          </table:table-cell>
          <table:table-cell office:value-type="float" office:value="0.782952430521161">
            <text:p>0.7829524305</text:p>
          </table:table-cell>
          <table:table-cell table:number-columns-repeated="47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784998847880698">
            <text:p>0.7849988479</text:p>
          </table:table-cell>
          <table:table-cell office:value-type="float" office:value="737">
            <text:p>737</text:p>
          </table:table-cell>
          <table:table-cell office:value-type="float" office:value="0.786217938798681">
            <text:p>0.7862179388</text:p>
          </table:table-cell>
          <table:table-cell table:number-columns-repeated="473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789504250542571">
            <text:p>0.7895042505</text:p>
          </table:table-cell>
          <table:table-cell office:value-type="float" office:value="770">
            <text:p>770</text:p>
          </table:table-cell>
          <table:table-cell office:value-type="float" office:value="0.786474300174004">
            <text:p>0.7864743002</text:p>
          </table:table-cell>
          <table:table-cell table:number-columns-repeated="473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790299610141407">
            <text:p>0.7902996101</text:p>
          </table:table-cell>
          <table:table-cell office:value-type="float" office:value="719">
            <text:p>719</text:p>
          </table:table-cell>
          <table:table-cell office:value-type="float" office:value="0.78701048616669">
            <text:p>0.7870104862</text:p>
          </table:table-cell>
          <table:table-cell table:number-columns-repeated="473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790536650633429">
            <text:p>0.7905366506</text:p>
          </table:table-cell>
          <table:table-cell office:value-type="float" office:value="780">
            <text:p>780</text:p>
          </table:table-cell>
          <table:table-cell office:value-type="float" office:value="0.790174132512379">
            <text:p>0.7901741325</text:p>
          </table:table-cell>
          <table:table-cell table:number-columns-repeated="47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90788289727831">
            <text:p>0.7907882897</text:p>
          </table:table-cell>
          <table:table-cell office:value-type="float" office:value="776">
            <text:p>776</text:p>
          </table:table-cell>
          <table:table-cell office:value-type="float" office:value="0.792408375356058">
            <text:p>0.7924083754</text:p>
          </table:table-cell>
          <table:table-cell table:number-columns-repeated="47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791565952270161">
            <text:p>0.7915659523</text:p>
          </table:table-cell>
          <table:table-cell office:value-type="float" office:value="716">
            <text:p>716</text:p>
          </table:table-cell>
          <table:table-cell office:value-type="float" office:value="0.796246339681437">
            <text:p>0.7962463397</text:p>
          </table:table-cell>
          <table:table-cell table:number-columns-repeated="473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792184463324327">
            <text:p>0.7921844633</text:p>
          </table:table-cell>
          <table:table-cell office:value-type="float" office:value="774">
            <text:p>774</text:p>
          </table:table-cell>
          <table:table-cell office:value-type="float" office:value="0.798285265864854">
            <text:p>0.7982852659</text:p>
          </table:table-cell>
          <table:table-cell table:number-columns-repeated="473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792747205491218">
            <text:p>0.7927472055</text:p>
          </table:table-cell>
          <table:table-cell office:value-type="float" office:value="674">
            <text:p>674</text:p>
          </table:table-cell>
          <table:table-cell office:value-type="float" office:value="0.800050651386517">
            <text:p>0.8000506514</text:p>
          </table:table-cell>
          <table:table-cell table:number-columns-repeated="47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794507254960296">
            <text:p>0.794507255</text:p>
          </table:table-cell>
          <table:table-cell office:value-type="float" office:value="639">
            <text:p>639</text:p>
          </table:table-cell>
          <table:table-cell office:value-type="float" office:value="0.801976597867163">
            <text:p>0.8019765979</text:p>
          </table:table-cell>
          <table:table-cell table:number-columns-repeated="473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795246257342967">
            <text:p>0.7952462573</text:p>
          </table:table-cell>
          <table:table-cell office:value-type="float" office:value="498">
            <text:p>498</text:p>
          </table:table-cell>
          <table:table-cell office:value-type="float" office:value="0.803357968396774">
            <text:p>0.8033579684</text:p>
          </table:table-cell>
          <table:table-cell table:number-columns-repeated="47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795362175074524">
            <text:p>0.7953621751</text:p>
          </table:table-cell>
          <table:table-cell office:value-type="float" office:value="891">
            <text:p>891</text:p>
          </table:table-cell>
          <table:table-cell office:value-type="float" office:value="0.805377585513092">
            <text:p>0.8053775855</text:p>
          </table:table-cell>
          <table:table-cell table:number-columns-repeated="473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796247975413125">
            <text:p>0.7962479754</text:p>
          </table:table-cell>
          <table:table-cell office:value-type="float" office:value="913">
            <text:p>913</text:p>
          </table:table-cell>
          <table:table-cell office:value-type="float" office:value="0.806185485095745">
            <text:p>0.8061854851</text:p>
          </table:table-cell>
          <table:table-cell table:number-columns-repeated="473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802520453203645">
            <text:p>0.8025204532</text:p>
          </table:table-cell>
          <table:table-cell office:value-type="float" office:value="638">
            <text:p>638</text:p>
          </table:table-cell>
          <table:table-cell office:value-type="float" office:value="0.806903662913311">
            <text:p>0.8069036629</text:p>
          </table:table-cell>
          <table:table-cell table:number-columns-repeated="473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803583071618877">
            <text:p>0.8035830716</text:p>
          </table:table-cell>
          <table:table-cell office:value-type="float" office:value="717">
            <text:p>717</text:p>
          </table:table-cell>
          <table:table-cell office:value-type="float" office:value="0.807916525600972">
            <text:p>0.8079165256</text:p>
          </table:table-cell>
          <table:table-cell table:number-columns-repeated="473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804241601910134">
            <text:p>0.8042416019</text:p>
          </table:table-cell>
          <table:table-cell office:value-type="float" office:value="747">
            <text:p>747</text:p>
          </table:table-cell>
          <table:table-cell office:value-type="float" office:value="0.808606846260544">
            <text:p>0.8086068463</text:p>
          </table:table-cell>
          <table:table-cell table:number-columns-repeated="47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805350303670388">
            <text:p>0.8053503037</text:p>
          </table:table-cell>
          <table:table-cell office:value-type="float" office:value="610">
            <text:p>610</text:p>
          </table:table-cell>
          <table:table-cell office:value-type="float" office:value="0.811560908517521">
            <text:p>0.8115609085</text:p>
          </table:table-cell>
          <table:table-cell table:number-columns-repeated="47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806038920165776">
            <text:p>0.8060389202</text:p>
          </table:table-cell>
          <table:table-cell office:value-type="float" office:value="547">
            <text:p>547</text:p>
          </table:table-cell>
          <table:table-cell office:value-type="float" office:value="0.812454832479769">
            <text:p>0.8124548325</text:p>
          </table:table-cell>
          <table:table-cell table:number-columns-repeated="473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807766154359832">
            <text:p>0.8077661544</text:p>
          </table:table-cell>
          <table:table-cell office:value-type="float" office:value="773">
            <text:p>773</text:p>
          </table:table-cell>
          <table:table-cell office:value-type="float" office:value="0.812975071795619">
            <text:p>0.8129750718</text:p>
          </table:table-cell>
          <table:table-cell table:number-columns-repeated="47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808749033976402">
            <text:p>0.808749034</text:p>
          </table:table-cell>
          <table:table-cell office:value-type="float" office:value="927">
            <text:p>927</text:p>
          </table:table-cell>
          <table:table-cell office:value-type="float" office:value="0.814921275809693">
            <text:p>0.8149212758</text:p>
          </table:table-cell>
          <table:table-cell table:number-columns-repeated="473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809925315857945">
            <text:p>0.8099253159</text:p>
          </table:table-cell>
          <table:table-cell office:value-type="float" office:value="878">
            <text:p>878</text:p>
          </table:table-cell>
          <table:table-cell office:value-type="float" office:value="0.816103348294669">
            <text:p>0.8161033483</text:p>
          </table:table-cell>
          <table:table-cell table:number-columns-repeated="473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81009752149095">
            <text:p>0.8100975215</text:p>
          </table:table-cell>
          <table:table-cell office:value-type="float" office:value="605">
            <text:p>605</text:p>
          </table:table-cell>
          <table:table-cell office:value-type="float" office:value="0.816326712092472">
            <text:p>0.8163267121</text:p>
          </table:table-cell>
          <table:table-cell table:number-columns-repeated="473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810352625263476">
            <text:p>0.8103526253</text:p>
          </table:table-cell>
          <table:table-cell office:value-type="float" office:value="649">
            <text:p>649</text:p>
          </table:table-cell>
          <table:table-cell office:value-type="float" office:value="0.818873350097308">
            <text:p>0.8188733501</text:p>
          </table:table-cell>
          <table:table-cell table:number-columns-repeated="473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13071095725045">
            <text:p>0.8130710957</text:p>
          </table:table-cell>
          <table:table-cell office:value-type="float" office:value="933">
            <text:p>933</text:p>
          </table:table-cell>
          <table:table-cell office:value-type="float" office:value="0.820397626060167">
            <text:p>0.8203976261</text:p>
          </table:table-cell>
          <table:table-cell table:number-columns-repeated="473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814133510997988">
            <text:p>0.814133511</text:p>
          </table:table-cell>
          <table:table-cell office:value-type="float" office:value="516">
            <text:p>516</text:p>
          </table:table-cell>
          <table:table-cell office:value-type="float" office:value="0.820839630339206">
            <text:p>0.8208396303</text:p>
          </table:table-cell>
          <table:table-cell table:number-columns-repeated="473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815259903597156">
            <text:p>0.8152599036</text:p>
          </table:table-cell>
          <table:table-cell office:value-type="float" office:value="707">
            <text:p>707</text:p>
          </table:table-cell>
          <table:table-cell office:value-type="float" office:value="0.821460881900014">
            <text:p>0.8214608819</text:p>
          </table:table-cell>
          <table:table-cell table:number-columns-repeated="473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815599927632957">
            <text:p>0.8155999276</text:p>
          </table:table-cell>
          <table:table-cell office:value-type="float" office:value="581">
            <text:p>581</text:p>
          </table:table-cell>
          <table:table-cell office:value-type="float" office:value="0.823268452890278">
            <text:p>0.8232684529</text:p>
          </table:table-cell>
          <table:table-cell table:number-columns-repeated="473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819068142260255">
            <text:p>0.8190681423</text:p>
          </table:table-cell>
          <table:table-cell office:value-type="float" office:value="783">
            <text:p>783</text:p>
          </table:table-cell>
          <table:table-cell office:value-type="float" office:value="0.824118266792889">
            <text:p>0.8241182668</text:p>
          </table:table-cell>
          <table:table-cell table:number-columns-repeated="473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825747058527871">
            <text:p>0.8257470585</text:p>
          </table:table-cell>
          <table:table-cell office:value-type="float" office:value="755">
            <text:p>755</text:p>
          </table:table-cell>
          <table:table-cell office:value-type="float" office:value="0.826957681727579">
            <text:p>0.8269576817</text:p>
          </table:table-cell>
          <table:table-cell table:number-columns-repeated="473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8262272641151">
            <text:p>0.8262272641</text:p>
          </table:table-cell>
          <table:table-cell office:value-type="float" office:value="612">
            <text:p>612</text:p>
          </table:table-cell>
          <table:table-cell office:value-type="float" office:value="0.829314195645287">
            <text:p>0.8293141956</text:p>
          </table:table-cell>
          <table:table-cell table:number-columns-repeated="473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828708922851922">
            <text:p>0.8287089229</text:p>
          </table:table-cell>
          <table:table-cell office:value-type="float" office:value="557">
            <text:p>557</text:p>
          </table:table-cell>
          <table:table-cell office:value-type="float" office:value="0.83023344879394">
            <text:p>0.8302334488</text:p>
          </table:table-cell>
          <table:table-cell table:number-columns-repeated="47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828768983186255">
            <text:p>0.8287689832</text:p>
          </table:table-cell>
          <table:table-cell office:value-type="float" office:value="797">
            <text:p>797</text:p>
          </table:table-cell>
          <table:table-cell office:value-type="float" office:value="0.830389464731558">
            <text:p>0.8303894647</text:p>
          </table:table-cell>
          <table:table-cell table:number-columns-repeated="47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831673705530852">
            <text:p>0.8316737055</text:p>
          </table:table-cell>
          <table:table-cell office:value-type="float" office:value="787">
            <text:p>787</text:p>
          </table:table-cell>
          <table:table-cell office:value-type="float" office:value="0.831039846191638">
            <text:p>0.8310398462</text:p>
          </table:table-cell>
          <table:table-cell table:number-columns-repeated="47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32266726113758">
            <text:p>0.8322667261</text:p>
          </table:table-cell>
          <table:table-cell office:value-type="float" office:value="718">
            <text:p>718</text:p>
          </table:table-cell>
          <table:table-cell office:value-type="float" office:value="0.831341395054194">
            <text:p>0.8313413951</text:p>
          </table:table-cell>
          <table:table-cell table:number-columns-repeated="47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33264464710313">
            <text:p>0.8332644647</text:p>
          </table:table-cell>
          <table:table-cell office:value-type="float" office:value="735">
            <text:p>735</text:p>
          </table:table-cell>
          <table:table-cell office:value-type="float" office:value="0.832744643098229">
            <text:p>0.8327446431</text:p>
          </table:table-cell>
          <table:table-cell table:number-columns-repeated="473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833295763158364">
            <text:p>0.8332957632</text:p>
          </table:table-cell>
          <table:table-cell office:value-type="float" office:value="896">
            <text:p>896</text:p>
          </table:table-cell>
          <table:table-cell office:value-type="float" office:value="0.832749149797604">
            <text:p>0.8327491498</text:p>
          </table:table-cell>
          <table:table-cell table:number-columns-repeated="473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833823091491588">
            <text:p>0.8338230915</text:p>
          </table:table-cell>
          <table:table-cell office:value-type="float" office:value="778">
            <text:p>778</text:p>
          </table:table-cell>
          <table:table-cell office:value-type="float" office:value="0.834847505838684">
            <text:p>0.8348475058</text:p>
          </table:table-cell>
          <table:table-cell table:number-columns-repeated="473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834623353048181">
            <text:p>0.834623353</text:p>
          </table:table-cell>
          <table:table-cell office:value-type="float" office:value="706">
            <text:p>706</text:p>
          </table:table-cell>
          <table:table-cell office:value-type="float" office:value="0.836778567789719">
            <text:p>0.8367785678</text:p>
          </table:table-cell>
          <table:table-cell table:number-columns-repeated="473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835717649795339">
            <text:p>0.8357176498</text:p>
          </table:table-cell>
          <table:table-cell office:value-type="float" office:value="940">
            <text:p>940</text:p>
          </table:table-cell>
          <table:table-cell office:value-type="float" office:value="0.83824989691628">
            <text:p>0.8382498969</text:p>
          </table:table-cell>
          <table:table-cell table:number-columns-repeated="473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836468752349721">
            <text:p>0.8364687523</text:p>
          </table:table-cell>
          <table:table-cell office:value-type="float" office:value="714">
            <text:p>714</text:p>
          </table:table-cell>
          <table:table-cell office:value-type="float" office:value="0.83877223360434">
            <text:p>0.8387722336</text:p>
          </table:table-cell>
          <table:table-cell table:number-columns-repeated="47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837140451313456">
            <text:p>0.8371404513</text:p>
          </table:table-cell>
          <table:table-cell office:value-type="float" office:value="679">
            <text:p>679</text:p>
          </table:table-cell>
          <table:table-cell office:value-type="float" office:value="0.838821638529393">
            <text:p>0.8388216385</text:p>
          </table:table-cell>
          <table:table-cell table:number-columns-repeated="473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838044808652036">
            <text:p>0.8380448087</text:p>
          </table:table-cell>
          <table:table-cell office:value-type="float" office:value="533">
            <text:p>533</text:p>
          </table:table-cell>
          <table:table-cell office:value-type="float" office:value="0.839808090458">
            <text:p>0.8398080905</text:p>
          </table:table-cell>
          <table:table-cell table:number-columns-repeated="473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38848541625874">
            <text:p>0.8388485416</text:p>
          </table:table-cell>
          <table:table-cell office:value-type="float" office:value="796">
            <text:p>796</text:p>
          </table:table-cell>
          <table:table-cell office:value-type="float" office:value="0.841138111892158">
            <text:p>0.8411381119</text:p>
          </table:table-cell>
          <table:table-cell table:number-columns-repeated="47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838950665310021">
            <text:p>0.8389506653</text:p>
          </table:table-cell>
          <table:table-cell office:value-type="float" office:value="901">
            <text:p>901</text:p>
          </table:table-cell>
          <table:table-cell office:value-type="float" office:value="0.841770367912935">
            <text:p>0.8417703679</text:p>
          </table:table-cell>
          <table:table-cell table:number-columns-repeated="473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839287800360681">
            <text:p>0.8392878004</text:p>
          </table:table-cell>
          <table:table-cell office:value-type="float" office:value="920">
            <text:p>920</text:p>
          </table:table-cell>
          <table:table-cell office:value-type="float" office:value="0.843484186873621">
            <text:p>0.8434841869</text:p>
          </table:table-cell>
          <table:table-cell table:number-columns-repeated="473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840733029542705">
            <text:p>0.8407330295</text:p>
          </table:table-cell>
          <table:table-cell office:value-type="float" office:value="853">
            <text:p>853</text:p>
          </table:table-cell>
          <table:table-cell office:value-type="float" office:value="0.844792793750787">
            <text:p>0.8447927938</text:p>
          </table:table-cell>
          <table:table-cell table:number-columns-repeated="473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841734455081143">
            <text:p>0.8417344551</text:p>
          </table:table-cell>
          <table:table-cell office:value-type="float" office:value="619">
            <text:p>619</text:p>
          </table:table-cell>
          <table:table-cell office:value-type="float" office:value="0.84758147507441">
            <text:p>0.8475814751</text:p>
          </table:table-cell>
          <table:table-cell table:number-columns-repeated="473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842997705149742">
            <text:p>0.8429977051</text:p>
          </table:table-cell>
          <table:table-cell office:value-type="float" office:value="667">
            <text:p>667</text:p>
          </table:table-cell>
          <table:table-cell office:value-type="float" office:value="0.850862987561465">
            <text:p>0.8508629876</text:p>
          </table:table-cell>
          <table:table-cell table:number-columns-repeated="47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43181110165014">
            <text:p>0.8431811102</text:p>
          </table:table-cell>
          <table:table-cell office:value-type="float" office:value="730">
            <text:p>730</text:p>
          </table:table-cell>
          <table:table-cell office:value-type="float" office:value="0.851339923254133">
            <text:p>0.8513399233</text:p>
          </table:table-cell>
          <table:table-cell table:number-columns-repeated="473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44860819185928">
            <text:p>0.8448608192</text:p>
          </table:table-cell>
          <table:table-cell office:value-type="float" office:value="723">
            <text:p>723</text:p>
          </table:table-cell>
          <table:table-cell office:value-type="float" office:value="0.852595276483396">
            <text:p>0.8525952765</text:p>
          </table:table-cell>
          <table:table-cell table:number-columns-repeated="473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845571386889942">
            <text:p>0.8455713869</text:p>
          </table:table-cell>
          <table:table-cell office:value-type="float" office:value="941">
            <text:p>941</text:p>
          </table:table-cell>
          <table:table-cell office:value-type="float" office:value="0.852670765395298">
            <text:p>0.8526707654</text:p>
          </table:table-cell>
          <table:table-cell table:number-columns-repeated="47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84653035603607">
            <text:p>0.846530356</text:p>
          </table:table-cell>
          <table:table-cell office:value-type="float" office:value="914">
            <text:p>914</text:p>
          </table:table-cell>
          <table:table-cell office:value-type="float" office:value="0.854545009537776">
            <text:p>0.8545450095</text:p>
          </table:table-cell>
          <table:table-cell table:number-columns-repeated="47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848829660881679">
            <text:p>0.8488296609</text:p>
          </table:table-cell>
          <table:table-cell office:value-type="float" office:value="897">
            <text:p>897</text:p>
          </table:table-cell>
          <table:table-cell office:value-type="float" office:value="0.86130355503332">
            <text:p>0.861303555</text:p>
          </table:table-cell>
          <table:table-cell table:number-columns-repeated="473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848992800620437">
            <text:p>0.8489928006</text:p>
          </table:table-cell>
          <table:table-cell office:value-type="float" office:value="593">
            <text:p>593</text:p>
          </table:table-cell>
          <table:table-cell office:value-type="float" office:value="0.86345250728023">
            <text:p>0.8634525073</text:p>
          </table:table-cell>
          <table:table-cell table:number-columns-repeated="473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849538549706677">
            <text:p>0.8495385497</text:p>
          </table:table-cell>
          <table:table-cell office:value-type="float" office:value="669">
            <text:p>669</text:p>
          </table:table-cell>
          <table:table-cell office:value-type="float" office:value="0.863475496293884">
            <text:p>0.8634754963</text:p>
          </table:table-cell>
          <table:table-cell table:number-columns-repeated="473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849546604311411">
            <text:p>0.8495466043</text:p>
          </table:table-cell>
          <table:table-cell office:value-type="float" office:value="850">
            <text:p>850</text:p>
          </table:table-cell>
          <table:table-cell office:value-type="float" office:value="0.865877968527291">
            <text:p>0.8658779685</text:p>
          </table:table-cell>
          <table:table-cell table:number-columns-repeated="473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52840670212127">
            <text:p>0.8528406702</text:p>
          </table:table-cell>
          <table:table-cell office:value-type="float" office:value="859">
            <text:p>859</text:p>
          </table:table-cell>
          <table:table-cell office:value-type="float" office:value="0.867384561704523">
            <text:p>0.8673845617</text:p>
          </table:table-cell>
          <table:table-cell table:number-columns-repeated="473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853863390935813">
            <text:p>0.8538633909</text:p>
          </table:table-cell>
          <table:table-cell office:value-type="float" office:value="495">
            <text:p>495</text:p>
          </table:table-cell>
          <table:table-cell office:value-type="float" office:value="0.868244992817493">
            <text:p>0.8682449928</text:p>
          </table:table-cell>
          <table:table-cell table:number-columns-repeated="47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855332909265411">
            <text:p>0.8553329093</text:p>
          </table:table-cell>
          <table:table-cell office:value-type="float" office:value="489">
            <text:p>489</text:p>
          </table:table-cell>
          <table:table-cell office:value-type="float" office:value="0.868918543536543">
            <text:p>0.8689185435</text:p>
          </table:table-cell>
          <table:table-cell table:number-columns-repeated="473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856012349274895">
            <text:p>0.8560123493</text:p>
          </table:table-cell>
          <table:table-cell office:value-type="float" office:value="493">
            <text:p>493</text:p>
          </table:table-cell>
          <table:table-cell office:value-type="float" office:value="0.874184640141395">
            <text:p>0.8741846401</text:p>
          </table:table-cell>
          <table:table-cell table:number-columns-repeated="473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857755872878662">
            <text:p>0.8577558729</text:p>
          </table:table-cell>
          <table:table-cell office:value-type="float" office:value="733">
            <text:p>733</text:p>
          </table:table-cell>
          <table:table-cell office:value-type="float" office:value="0.874732746554141">
            <text:p>0.8747327466</text:p>
          </table:table-cell>
          <table:table-cell table:number-columns-repeated="473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858232323498997">
            <text:p>0.8582323235</text:p>
          </table:table-cell>
          <table:table-cell office:value-type="float" office:value="653">
            <text:p>653</text:p>
          </table:table-cell>
          <table:table-cell office:value-type="float" office:value="0.876318387197515">
            <text:p>0.8763183872</text:p>
          </table:table-cell>
          <table:table-cell table:number-columns-repeated="473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859529008441278">
            <text:p>0.8595290084</text:p>
          </table:table-cell>
          <table:table-cell office:value-type="float" office:value="539">
            <text:p>539</text:p>
          </table:table-cell>
          <table:table-cell office:value-type="float" office:value="0.877326577317626">
            <text:p>0.8773265773</text:p>
          </table:table-cell>
          <table:table-cell table:number-columns-repeated="47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865120143763026">
            <text:p>0.8651201438</text:p>
          </table:table-cell>
          <table:table-cell office:value-type="float" office:value="865">
            <text:p>865</text:p>
          </table:table-cell>
          <table:table-cell office:value-type="float" office:value="0.883020183950159">
            <text:p>0.883020184</text:p>
          </table:table-cell>
          <table:table-cell table:number-columns-repeated="47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70904322261137">
            <text:p>0.8709043223</text:p>
          </table:table-cell>
          <table:table-cell office:value-type="float" office:value="599">
            <text:p>599</text:p>
          </table:table-cell>
          <table:table-cell office:value-type="float" office:value="0.883249132485378">
            <text:p>0.8832491325</text:p>
          </table:table-cell>
          <table:table-cell table:number-columns-repeated="473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87182272912476">
            <text:p>0.8718227291</text:p>
          </table:table-cell>
          <table:table-cell office:value-type="float" office:value="828">
            <text:p>828</text:p>
          </table:table-cell>
          <table:table-cell office:value-type="float" office:value="0.884224865482101">
            <text:p>0.8842248655</text:p>
          </table:table-cell>
          <table:table-cell table:number-columns-repeated="47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872203697164912">
            <text:p>0.8722036972</text:p>
          </table:table-cell>
          <table:table-cell office:value-type="float" office:value="574">
            <text:p>574</text:p>
          </table:table-cell>
          <table:table-cell office:value-type="float" office:value="0.88751909204707">
            <text:p>0.887519092</text:p>
          </table:table-cell>
          <table:table-cell table:number-columns-repeated="473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872832069958312">
            <text:p>0.87283207</text:p>
          </table:table-cell>
          <table:table-cell office:value-type="float" office:value="856">
            <text:p>856</text:p>
          </table:table-cell>
          <table:table-cell office:value-type="float" office:value="0.888076205829776">
            <text:p>0.8880762058</text:p>
          </table:table-cell>
          <table:table-cell table:number-columns-repeated="473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873085147944997">
            <text:p>0.8730851479</text:p>
          </table:table-cell>
          <table:table-cell office:value-type="float" office:value="590">
            <text:p>590</text:p>
          </table:table-cell>
          <table:table-cell office:value-type="float" office:value="0.888716658203643">
            <text:p>0.8887166582</text:p>
          </table:table-cell>
          <table:table-cell table:number-columns-repeated="473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877220425850477">
            <text:p>0.8772204259</text:p>
          </table:table-cell>
          <table:table-cell office:value-type="float" office:value="937">
            <text:p>937</text:p>
          </table:table-cell>
          <table:table-cell office:value-type="float" office:value="0.89015513795954">
            <text:p>0.890155138</text:p>
          </table:table-cell>
          <table:table-cell table:number-columns-repeated="47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878267804130107">
            <text:p>0.8782678041</text:p>
          </table:table-cell>
          <table:table-cell office:value-type="float" office:value="637">
            <text:p>637</text:p>
          </table:table-cell>
          <table:table-cell office:value-type="float" office:value="0.892375935522053">
            <text:p>0.8923759355</text:p>
          </table:table-cell>
          <table:table-cell table:number-columns-repeated="47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882978158461495">
            <text:p>0.8829781585</text:p>
          </table:table-cell>
          <table:table-cell office:value-type="float" office:value="740">
            <text:p>740</text:p>
          </table:table-cell>
          <table:table-cell office:value-type="float" office:value="0.89666321409791">
            <text:p>0.8966632141</text:p>
          </table:table-cell>
          <table:table-cell table:number-columns-repeated="473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84857914977464">
            <text:p>0.884857915</text:p>
          </table:table-cell>
          <table:table-cell office:value-type="float" office:value="676">
            <text:p>676</text:p>
          </table:table-cell>
          <table:table-cell office:value-type="float" office:value="0.89827587592277">
            <text:p>0.8982758759</text:p>
          </table:table-cell>
          <table:table-cell table:number-columns-repeated="47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888284804442121">
            <text:p>0.8882848044</text:p>
          </table:table-cell>
          <table:table-cell office:value-type="float" office:value="627">
            <text:p>627</text:p>
          </table:table-cell>
          <table:table-cell office:value-type="float" office:value="0.900056948978928">
            <text:p>0.900056949</text:p>
          </table:table-cell>
          <table:table-cell table:number-columns-repeated="473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890029553658609">
            <text:p>0.8900295537</text:p>
          </table:table-cell>
          <table:table-cell office:value-type="float" office:value="509">
            <text:p>509</text:p>
          </table:table-cell>
          <table:table-cell office:value-type="float" office:value="0.90129635693969">
            <text:p>0.9012963569</text:p>
          </table:table-cell>
          <table:table-cell table:number-columns-repeated="473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891280570913133">
            <text:p>0.8912805709</text:p>
          </table:table-cell>
          <table:table-cell office:value-type="float" office:value="884">
            <text:p>884</text:p>
          </table:table-cell>
          <table:table-cell office:value-type="float" office:value="0.902556437737617">
            <text:p>0.9025564377</text:p>
          </table:table-cell>
          <table:table-cell table:number-columns-repeated="473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893087445046174">
            <text:p>0.893087445</text:p>
          </table:table-cell>
          <table:table-cell office:value-type="float" office:value="868">
            <text:p>868</text:p>
          </table:table-cell>
          <table:table-cell office:value-type="float" office:value="0.90275196912907">
            <text:p>0.9027519691</text:p>
          </table:table-cell>
          <table:table-cell table:number-columns-repeated="473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89455624238878">
            <text:p>0.8945562424</text:p>
          </table:table-cell>
          <table:table-cell office:value-type="float" office:value="496">
            <text:p>496</text:p>
          </table:table-cell>
          <table:table-cell office:value-type="float" office:value="0.903514732014903">
            <text:p>0.903514732</text:p>
          </table:table-cell>
          <table:table-cell table:number-columns-repeated="47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896459163250331">
            <text:p>0.8964591633</text:p>
          </table:table-cell>
          <table:table-cell office:value-type="float" office:value="568">
            <text:p>568</text:p>
          </table:table-cell>
          <table:table-cell office:value-type="float" office:value="0.9057415946968">
            <text:p>0.9057415947</text:p>
          </table:table-cell>
          <table:table-cell table:number-columns-repeated="473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899328108881043">
            <text:p>0.8993281089</text:p>
          </table:table-cell>
          <table:table-cell office:value-type="float" office:value="518">
            <text:p>518</text:p>
          </table:table-cell>
          <table:table-cell office:value-type="float" office:value="0.910411928924846">
            <text:p>0.9104119289</text:p>
          </table:table-cell>
          <table:table-cell table:number-columns-repeated="47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900350583037335">
            <text:p>0.900350583</text:p>
          </table:table-cell>
          <table:table-cell office:value-type="float" office:value="620">
            <text:p>620</text:p>
          </table:table-cell>
          <table:table-cell office:value-type="float" office:value="0.912541478714787">
            <text:p>0.9125414787</text:p>
          </table:table-cell>
          <table:table-cell table:number-columns-repeated="473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900422433903186">
            <text:p>0.9004224339</text:p>
          </table:table-cell>
          <table:table-cell office:value-type="float" office:value="921">
            <text:p>921</text:p>
          </table:table-cell>
          <table:table-cell office:value-type="float" office:value="0.913178086959992">
            <text:p>0.913178087</text:p>
          </table:table-cell>
          <table:table-cell table:number-columns-repeated="473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905344639127617">
            <text:p>0.9053446391</text:p>
          </table:table-cell>
          <table:table-cell office:value-type="float" office:value="524">
            <text:p>524</text:p>
          </table:table-cell>
          <table:table-cell office:value-type="float" office:value="0.913994719887933">
            <text:p>0.9139947199</text:p>
          </table:table-cell>
          <table:table-cell table:number-columns-repeated="473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906921328710497">
            <text:p>0.9069213287</text:p>
          </table:table-cell>
          <table:table-cell office:value-type="float" office:value="771">
            <text:p>771</text:p>
          </table:table-cell>
          <table:table-cell office:value-type="float" office:value="0.914721483977394">
            <text:p>0.914721484</text:p>
          </table:table-cell>
          <table:table-cell table:number-columns-repeated="473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911304219851901">
            <text:p>0.9113042199</text:p>
          </table:table-cell>
          <table:table-cell office:value-type="float" office:value="873">
            <text:p>873</text:p>
          </table:table-cell>
          <table:table-cell office:value-type="float" office:value="0.914801507956841">
            <text:p>0.914801508</text:p>
          </table:table-cell>
          <table:table-cell table:number-columns-repeated="473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916421474653163">
            <text:p>0.9164214747</text:p>
          </table:table-cell>
          <table:table-cell office:value-type="float" office:value="648">
            <text:p>648</text:p>
          </table:table-cell>
          <table:table-cell office:value-type="float" office:value="0.915885206165484">
            <text:p>0.9158852062</text:p>
          </table:table-cell>
          <table:table-cell table:number-columns-repeated="47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17870259474362">
            <text:p>0.9178702595</text:p>
          </table:table-cell>
          <table:table-cell office:value-type="float" office:value="490">
            <text:p>490</text:p>
          </table:table-cell>
          <table:table-cell office:value-type="float" office:value="0.917778668597377">
            <text:p>0.9177786686</text:p>
          </table:table-cell>
          <table:table-cell table:number-columns-repeated="473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9220402671055">
            <text:p>0.9220402671</text:p>
          </table:table-cell>
          <table:table-cell office:value-type="float" office:value="511">
            <text:p>511</text:p>
          </table:table-cell>
          <table:table-cell office:value-type="float" office:value="0.919488339357619">
            <text:p>0.9194883394</text:p>
          </table:table-cell>
          <table:table-cell table:number-columns-repeated="473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922658476280853">
            <text:p>0.9226584763</text:p>
          </table:table-cell>
          <table:table-cell office:value-type="float" office:value="743">
            <text:p>743</text:p>
          </table:table-cell>
          <table:table-cell office:value-type="float" office:value="0.922324388217272">
            <text:p>0.9223243882</text:p>
          </table:table-cell>
          <table:table-cell table:number-columns-repeated="473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924277690877643">
            <text:p>0.9242776909</text:p>
          </table:table-cell>
          <table:table-cell office:value-type="float" office:value="929">
            <text:p>929</text:p>
          </table:table-cell>
          <table:table-cell office:value-type="float" office:value="0.923896922540077">
            <text:p>0.9238969225</text:p>
          </table:table-cell>
          <table:table-cell table:number-columns-repeated="47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929091621125308">
            <text:p>0.9290916211</text:p>
          </table:table-cell>
          <table:table-cell office:value-type="float" office:value="753">
            <text:p>753</text:p>
          </table:table-cell>
          <table:table-cell office:value-type="float" office:value="0.926514500969682">
            <text:p>0.926514501</text:p>
          </table:table-cell>
          <table:table-cell table:number-columns-repeated="473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930712945259748">
            <text:p>0.9307129453</text:p>
          </table:table-cell>
          <table:table-cell office:value-type="float" office:value="588">
            <text:p>588</text:p>
          </table:table-cell>
          <table:table-cell office:value-type="float" office:value="0.926654083459907">
            <text:p>0.9266540835</text:p>
          </table:table-cell>
          <table:table-cell table:number-columns-repeated="473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931800629187093">
            <text:p>0.9318006292</text:p>
          </table:table-cell>
          <table:table-cell office:value-type="float" office:value="745">
            <text:p>745</text:p>
          </table:table-cell>
          <table:table-cell office:value-type="float" office:value="0.928822506675429">
            <text:p>0.9288225067</text:p>
          </table:table-cell>
          <table:table-cell table:number-columns-repeated="473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932039724317799">
            <text:p>0.9320397243</text:p>
          </table:table-cell>
          <table:table-cell office:value-type="float" office:value="734">
            <text:p>734</text:p>
          </table:table-cell>
          <table:table-cell office:value-type="float" office:value="0.932631703482897">
            <text:p>0.9326317035</text:p>
          </table:table-cell>
          <table:table-cell table:number-columns-repeated="47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936241813315238">
            <text:p>0.9362418133</text:p>
          </table:table-cell>
          <table:table-cell office:value-type="float" office:value="630">
            <text:p>630</text:p>
          </table:table-cell>
          <table:table-cell office:value-type="float" office:value="0.933863638691658">
            <text:p>0.9338636387</text:p>
          </table:table-cell>
          <table:table-cell table:number-columns-repeated="473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936551026969285">
            <text:p>0.936551027</text:p>
          </table:table-cell>
          <table:table-cell office:value-type="float" office:value="918">
            <text:p>918</text:p>
          </table:table-cell>
          <table:table-cell office:value-type="float" office:value="0.936055968428002">
            <text:p>0.9360559684</text:p>
          </table:table-cell>
          <table:table-cell table:number-columns-repeated="473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938367445702045">
            <text:p>0.9383674457</text:p>
          </table:table-cell>
          <table:table-cell office:value-type="float" office:value="608">
            <text:p>608</text:p>
          </table:table-cell>
          <table:table-cell office:value-type="float" office:value="0.938176049395239">
            <text:p>0.9381760494</text:p>
          </table:table-cell>
          <table:table-cell table:number-columns-repeated="473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938921082286595">
            <text:p>0.9389210823</text:p>
          </table:table-cell>
          <table:table-cell office:value-type="float" office:value="478">
            <text:p>478</text:p>
          </table:table-cell>
          <table:table-cell office:value-type="float" office:value="0.939085069040669">
            <text:p>0.939085069</text:p>
          </table:table-cell>
          <table:table-cell table:number-columns-repeated="47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939728843317446">
            <text:p>0.9397288433</text:p>
          </table:table-cell>
          <table:table-cell office:value-type="float" office:value="631">
            <text:p>631</text:p>
          </table:table-cell>
          <table:table-cell office:value-type="float" office:value="0.939907516198911">
            <text:p>0.9399075162</text:p>
          </table:table-cell>
          <table:table-cell table:number-columns-repeated="473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940573397893422">
            <text:p>0.9405733979</text:p>
          </table:table-cell>
          <table:table-cell office:value-type="float" office:value="601">
            <text:p>601</text:p>
          </table:table-cell>
          <table:table-cell office:value-type="float" office:value="0.942235478030527">
            <text:p>0.942235478</text:p>
          </table:table-cell>
          <table:table-cell table:number-columns-repeated="473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940920082857732">
            <text:p>0.9409200829</text:p>
          </table:table-cell>
          <table:table-cell office:value-type="float" office:value="668">
            <text:p>668</text:p>
          </table:table-cell>
          <table:table-cell office:value-type="float" office:value="0.942831587082033">
            <text:p>0.9428315871</text:p>
          </table:table-cell>
          <table:table-cell table:number-columns-repeated="473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941427946999042">
            <text:p>0.941427947</text:p>
          </table:table-cell>
          <table:table-cell office:value-type="float" office:value="526">
            <text:p>526</text:p>
          </table:table-cell>
          <table:table-cell office:value-type="float" office:value="0.943678539907005">
            <text:p>0.9436785399</text:p>
          </table:table-cell>
          <table:table-cell table:number-columns-repeated="47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943839316025004">
            <text:p>0.943839316</text:p>
          </table:table-cell>
          <table:table-cell office:value-type="float" office:value="808">
            <text:p>808</text:p>
          </table:table-cell>
          <table:table-cell office:value-type="float" office:value="0.944671697708006">
            <text:p>0.9446716977</text:p>
          </table:table-cell>
          <table:table-cell table:number-columns-repeated="47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944883160965808">
            <text:p>0.944883161</text:p>
          </table:table-cell>
          <table:table-cell office:value-type="float" office:value="915">
            <text:p>915</text:p>
          </table:table-cell>
          <table:table-cell office:value-type="float" office:value="0.950604551475561">
            <text:p>0.9506045515</text:p>
          </table:table-cell>
          <table:table-cell table:number-columns-repeated="473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945138039657361">
            <text:p>0.9451380397</text:p>
          </table:table-cell>
          <table:table-cell office:value-type="float" office:value="503">
            <text:p>503</text:p>
          </table:table-cell>
          <table:table-cell office:value-type="float" office:value="0.95142076560257">
            <text:p>0.9514207656</text:p>
          </table:table-cell>
          <table:table-cell table:number-columns-repeated="473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947643929385089">
            <text:p>0.9476439294</text:p>
          </table:table-cell>
          <table:table-cell office:value-type="float" office:value="857">
            <text:p>857</text:p>
          </table:table-cell>
          <table:table-cell office:value-type="float" office:value="0.953609021800136">
            <text:p>0.9536090218</text:p>
          </table:table-cell>
          <table:table-cell table:number-columns-repeated="473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950255548769587">
            <text:p>0.9502555488</text:p>
          </table:table-cell>
          <table:table-cell office:value-type="float" office:value="833">
            <text:p>833</text:p>
          </table:table-cell>
          <table:table-cell office:value-type="float" office:value="0.957118816561757">
            <text:p>0.9571188166</text:p>
          </table:table-cell>
          <table:table-cell table:number-columns-repeated="473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64181491565901">
            <text:p>0.9641814916</text:p>
          </table:table-cell>
          <table:table-cell office:value-type="float" office:value="611">
            <text:p>611</text:p>
          </table:table-cell>
          <table:table-cell office:value-type="float" office:value="0.958793484338623">
            <text:p>0.9587934843</text:p>
          </table:table-cell>
          <table:table-cell table:number-columns-repeated="47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965284722056434">
            <text:p>0.9652847221</text:p>
          </table:table-cell>
          <table:table-cell office:value-type="float" office:value="848">
            <text:p>848</text:p>
          </table:table-cell>
          <table:table-cell office:value-type="float" office:value="0.959636416450748">
            <text:p>0.9596364165</text:p>
          </table:table-cell>
          <table:table-cell table:number-columns-repeated="473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969880968383341">
            <text:p>0.9698809684</text:p>
          </table:table-cell>
          <table:table-cell office:value-type="float" office:value="598">
            <text:p>598</text:p>
          </table:table-cell>
          <table:table-cell office:value-type="float" office:value="0.964937214256667">
            <text:p>0.9649372143</text:p>
          </table:table-cell>
          <table:table-cell table:number-columns-repeated="47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973385759532294">
            <text:p>0.9733857595</text:p>
          </table:table-cell>
          <table:table-cell office:value-type="float" office:value="558">
            <text:p>558</text:p>
          </table:table-cell>
          <table:table-cell office:value-type="float" office:value="0.971621945670256">
            <text:p>0.9716219457</text:p>
          </table:table-cell>
          <table:table-cell table:number-columns-repeated="473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975090089038048">
            <text:p>0.975090089</text:p>
          </table:table-cell>
          <table:table-cell office:value-type="float" office:value="642">
            <text:p>642</text:p>
          </table:table-cell>
          <table:table-cell office:value-type="float" office:value="0.978036452312848">
            <text:p>0.9780364523</text:p>
          </table:table-cell>
          <table:table-cell table:number-columns-repeated="473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976497582760114">
            <text:p>0.9764975828</text:p>
          </table:table-cell>
          <table:table-cell office:value-type="float" office:value="847">
            <text:p>847</text:p>
          </table:table-cell>
          <table:table-cell office:value-type="float" office:value="0.979551808376366">
            <text:p>0.9795518084</text:p>
          </table:table-cell>
          <table:table-cell table:number-columns-repeated="473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976714943823608">
            <text:p>0.9767149438</text:p>
          </table:table-cell>
          <table:table-cell office:value-type="float" office:value="943">
            <text:p>943</text:p>
          </table:table-cell>
          <table:table-cell office:value-type="float" office:value="0.979774756750632">
            <text:p>0.9797747568</text:p>
          </table:table-cell>
          <table:table-cell table:number-columns-repeated="473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76749930173654">
            <text:p>0.9767499302</text:p>
          </table:table-cell>
          <table:table-cell office:value-type="float" office:value="559">
            <text:p>559</text:p>
          </table:table-cell>
          <table:table-cell office:value-type="float" office:value="0.982712283678617">
            <text:p>0.9827122837</text:p>
          </table:table-cell>
          <table:table-cell table:number-columns-repeated="47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977283178723923">
            <text:p>0.9772831787</text:p>
          </table:table-cell>
          <table:table-cell office:value-type="float" office:value="652">
            <text:p>652</text:p>
          </table:table-cell>
          <table:table-cell office:value-type="float" office:value="0.985742495178851">
            <text:p>0.9857424952</text:p>
          </table:table-cell>
          <table:table-cell table:number-columns-repeated="47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984372786872116">
            <text:p>0.9843727869</text:p>
          </table:table-cell>
          <table:table-cell office:value-type="float" office:value="866">
            <text:p>866</text:p>
          </table:table-cell>
          <table:table-cell office:value-type="float" office:value="0.987903008233518">
            <text:p>0.9879030082</text:p>
          </table:table-cell>
          <table:table-cell table:number-columns-repeated="473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987494840488219">
            <text:p>0.9874948405</text:p>
          </table:table-cell>
          <table:table-cell office:value-type="float" office:value="635">
            <text:p>635</text:p>
          </table:table-cell>
          <table:table-cell office:value-type="float" office:value="0.991069565280511">
            <text:p>0.9910695653</text:p>
          </table:table-cell>
          <table:table-cell table:number-columns-repeated="473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987576472098413">
            <text:p>0.9875764721</text:p>
          </table:table-cell>
          <table:table-cell office:value-type="float" office:value="698">
            <text:p>698</text:p>
          </table:table-cell>
          <table:table-cell office:value-type="float" office:value="0.991176912994777">
            <text:p>0.991176913</text:p>
          </table:table-cell>
          <table:table-cell table:number-columns-repeated="473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988038447670153">
            <text:p>0.9880384477</text:p>
          </table:table-cell>
          <table:table-cell office:value-type="float" office:value="502">
            <text:p>502</text:p>
          </table:table-cell>
          <table:table-cell office:value-type="float" office:value="0.997304259316785">
            <text:p>0.9973042593</text:p>
          </table:table-cell>
          <table:table-cell table:number-columns-repeated="47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990214826397321">
            <text:p>0.9902148264</text:p>
          </table:table-cell>
          <table:table-cell office:value-type="float" office:value="803">
            <text:p>803</text:p>
          </table:table-cell>
          <table:table-cell office:value-type="float" office:value="1.00128411345223">
            <text:p>1.0012841135</text:p>
          </table:table-cell>
          <table:table-cell table:number-columns-repeated="473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990257269576745">
            <text:p>0.9902572696</text:p>
          </table:table-cell>
          <table:table-cell office:value-type="float" office:value="837">
            <text:p>837</text:p>
          </table:table-cell>
          <table:table-cell office:value-type="float" office:value="1.00203013011924">
            <text:p>1.0020301301</text:p>
          </table:table-cell>
          <table:table-cell table:number-columns-repeated="473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991308256189807">
            <text:p>0.9913082562</text:p>
          </table:table-cell>
          <table:table-cell office:value-type="float" office:value="805">
            <text:p>805</text:p>
          </table:table-cell>
          <table:table-cell office:value-type="float" office:value="1.00740222364893">
            <text:p>1.0074022236</text:p>
          </table:table-cell>
          <table:table-cell table:number-columns-repeated="473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992148792609757">
            <text:p>0.9921487926</text:p>
          </table:table-cell>
          <table:table-cell office:value-type="float" office:value="580">
            <text:p>580</text:p>
          </table:table-cell>
          <table:table-cell office:value-type="float" office:value="1.00831263962436">
            <text:p>1.0083126396</text:p>
          </table:table-cell>
          <table:table-cell table:number-columns-repeated="47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99241608057665">
            <text:p>0.9924160806</text:p>
          </table:table-cell>
          <table:table-cell office:value-type="float" office:value="657">
            <text:p>657</text:p>
          </table:table-cell>
          <table:table-cell office:value-type="float" office:value="1.0095089313844">
            <text:p>1.0095089314</text:p>
          </table:table-cell>
          <table:table-cell table:number-columns-repeated="473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995383842335373">
            <text:p>0.9953838423</text:p>
          </table:table-cell>
          <table:table-cell office:value-type="float" office:value="697">
            <text:p>697</text:p>
          </table:table-cell>
          <table:table-cell office:value-type="float" office:value="1.00955959750919">
            <text:p>1.0095595975</text:p>
          </table:table-cell>
          <table:table-cell table:number-columns-repeated="473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999991503854626">
            <text:p>0.9999915039</text:p>
          </table:table-cell>
          <table:table-cell office:value-type="float" office:value="551">
            <text:p>551</text:p>
          </table:table-cell>
          <table:table-cell office:value-type="float" office:value="1.01033154139714">
            <text:p>1.0103315414</text:p>
          </table:table-cell>
          <table:table-cell table:number-columns-repeated="473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.00178146395563">
            <text:p>1.001781464</text:p>
          </table:table-cell>
          <table:table-cell office:value-type="float" office:value="546">
            <text:p>546</text:p>
          </table:table-cell>
          <table:table-cell office:value-type="float" office:value="1.01246377554886">
            <text:p>1.0124637755</text:p>
          </table:table-cell>
          <table:table-cell table:number-columns-repeated="47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0041196896532">
            <text:p>1.0041196897</text:p>
          </table:table-cell>
          <table:table-cell office:value-type="float" office:value="491">
            <text:p>491</text:p>
          </table:table-cell>
          <table:table-cell office:value-type="float" office:value="1.01620888384298">
            <text:p>1.0162088838</text:p>
          </table:table-cell>
          <table:table-cell table:number-columns-repeated="473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.00489438992332">
            <text:p>1.0048943899</text:p>
          </table:table-cell>
          <table:table-cell office:value-type="float" office:value="845">
            <text:p>845</text:p>
          </table:table-cell>
          <table:table-cell office:value-type="float" office:value="1.01796734190752">
            <text:p>1.0179673419</text:p>
          </table:table-cell>
          <table:table-cell table:number-columns-repeated="473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.00859070155759">
            <text:p>1.0085907016</text:p>
          </table:table-cell>
          <table:table-cell office:value-type="float" office:value="791">
            <text:p>791</text:p>
          </table:table-cell>
          <table:table-cell office:value-type="float" office:value="1.02181830399647">
            <text:p>1.021818304</text:p>
          </table:table-cell>
          <table:table-cell table:number-columns-repeated="473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.01236842900126">
            <text:p>1.012368429</text:p>
          </table:table-cell>
          <table:table-cell office:value-type="float" office:value="912">
            <text:p>912</text:p>
          </table:table-cell>
          <table:table-cell office:value-type="float" office:value="1.02586962822897">
            <text:p>1.0258696282</text:p>
          </table:table-cell>
          <table:table-cell table:number-columns-repeated="47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.01247515523697">
            <text:p>1.0124751552</text:p>
          </table:table-cell>
          <table:table-cell office:value-type="float" office:value="789">
            <text:p>789</text:p>
          </table:table-cell>
          <table:table-cell office:value-type="float" office:value="1.02598610360171">
            <text:p>1.0259861036</text:p>
          </table:table-cell>
          <table:table-cell table:number-columns-repeated="473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.01820640206513">
            <text:p>1.0182064021</text:p>
          </table:table-cell>
          <table:table-cell office:value-type="float" office:value="724">
            <text:p>724</text:p>
          </table:table-cell>
          <table:table-cell office:value-type="float" office:value="1.03042120046739">
            <text:p>1.0304212005</text:p>
          </table:table-cell>
          <table:table-cell table:number-columns-repeated="47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.02047373331191">
            <text:p>1.0204737333</text:p>
          </table:table-cell>
          <table:table-cell office:value-type="float" office:value="570">
            <text:p>570</text:p>
          </table:table-cell>
          <table:table-cell office:value-type="float" office:value="1.03089790646647">
            <text:p>1.0308979065</text:p>
          </table:table-cell>
          <table:table-cell table:number-columns-repeated="47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.02161072807866">
            <text:p>1.0216107281</text:p>
          </table:table-cell>
          <table:table-cell office:value-type="float" office:value="765">
            <text:p>765</text:p>
          </table:table-cell>
          <table:table-cell office:value-type="float" office:value="1.03388399277769">
            <text:p>1.0338839928</text:p>
          </table:table-cell>
          <table:table-cell table:number-columns-repeated="47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02243870290424">
            <text:p>1.0224387029</text:p>
          </table:table-cell>
          <table:table-cell office:value-type="float" office:value="671">
            <text:p>671</text:p>
          </table:table-cell>
          <table:table-cell office:value-type="float" office:value="1.03459452278552">
            <text:p>1.0345945228</text:p>
          </table:table-cell>
          <table:table-cell table:number-columns-repeated="47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.02551729243112">
            <text:p>1.0255172924</text:p>
          </table:table-cell>
          <table:table-cell office:value-type="float" office:value="801">
            <text:p>801</text:p>
          </table:table-cell>
          <table:table-cell office:value-type="float" office:value="1.03840126133592">
            <text:p>1.0384012613</text:p>
          </table:table-cell>
          <table:table-cell table:number-columns-repeated="473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.02595831771888">
            <text:p>1.0259583177</text:p>
          </table:table-cell>
          <table:table-cell office:value-type="float" office:value="820">
            <text:p>820</text:p>
          </table:table-cell>
          <table:table-cell office:value-type="float" office:value="1.04645504593658">
            <text:p>1.0464550459</text:p>
          </table:table-cell>
          <table:table-cell table:number-columns-repeated="473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.02626084861748">
            <text:p>1.0262608486</text:p>
          </table:table-cell>
          <table:table-cell office:value-type="float" office:value="609">
            <text:p>609</text:p>
          </table:table-cell>
          <table:table-cell office:value-type="float" office:value="1.0590842324393">
            <text:p>1.0590842324</text:p>
          </table:table-cell>
          <table:table-cell table:number-columns-repeated="473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.02654001536062">
            <text:p>1.0265400154</text:p>
          </table:table-cell>
          <table:table-cell office:value-type="float" office:value="869">
            <text:p>869</text:p>
          </table:table-cell>
          <table:table-cell office:value-type="float" office:value="1.06463917008166">
            <text:p>1.0646391701</text:p>
          </table:table-cell>
          <table:table-cell table:number-columns-repeated="473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.02893620438602">
            <text:p>1.0289362044</text:p>
          </table:table-cell>
          <table:table-cell office:value-type="float" office:value="548">
            <text:p>548</text:p>
          </table:table-cell>
          <table:table-cell office:value-type="float" office:value="1.06939481037524">
            <text:p>1.0693948104</text:p>
          </table:table-cell>
          <table:table-cell table:number-columns-repeated="473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.02981234086388">
            <text:p>1.0298123409</text:p>
          </table:table-cell>
          <table:table-cell office:value-type="float" office:value="938">
            <text:p>938</text:p>
          </table:table-cell>
          <table:table-cell office:value-type="float" office:value="1.07347425950675">
            <text:p>1.0734742595</text:p>
          </table:table-cell>
          <table:table-cell table:number-columns-repeated="47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03326215358114">
            <text:p>1.0332621536</text:p>
          </table:table-cell>
          <table:table-cell office:value-type="float" office:value="708">
            <text:p>708</text:p>
          </table:table-cell>
          <table:table-cell office:value-type="float" office:value="1.07362589380388">
            <text:p>1.0736258938</text:p>
          </table:table-cell>
          <table:table-cell table:number-columns-repeated="47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03462987153837">
            <text:p>1.0346298715</text:p>
          </table:table-cell>
          <table:table-cell office:value-type="float" office:value="839">
            <text:p>839</text:p>
          </table:table-cell>
          <table:table-cell office:value-type="float" office:value="1.0760698505337">
            <text:p>1.0760698505</text:p>
          </table:table-cell>
          <table:table-cell table:number-columns-repeated="47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.05085933550904">
            <text:p>1.0508593355</text:p>
          </table:table-cell>
          <table:table-cell office:value-type="float" office:value="675">
            <text:p>675</text:p>
          </table:table-cell>
          <table:table-cell office:value-type="float" office:value="1.08232510802966">
            <text:p>1.082325108</text:p>
          </table:table-cell>
          <table:table-cell table:number-columns-repeated="473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.05187758101062">
            <text:p>1.051877581</text:p>
          </table:table-cell>
          <table:table-cell office:value-type="float" office:value="898">
            <text:p>898</text:p>
          </table:table-cell>
          <table:table-cell office:value-type="float" office:value="1.08549496981962">
            <text:p>1.0854949698</text:p>
          </table:table-cell>
          <table:table-cell table:number-columns-repeated="473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.05489972759175">
            <text:p>1.0548997276</text:p>
          </table:table-cell>
          <table:table-cell office:value-type="float" office:value="705">
            <text:p>705</text:p>
          </table:table-cell>
          <table:table-cell office:value-type="float" office:value="1.08919269309973">
            <text:p>1.0891926931</text:p>
          </table:table-cell>
          <table:table-cell table:number-columns-repeated="473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.06038417436388">
            <text:p>1.0603841744</text:p>
          </table:table-cell>
          <table:table-cell office:value-type="float" office:value="863">
            <text:p>863</text:p>
          </table:table-cell>
          <table:table-cell office:value-type="float" office:value="1.09645102984702">
            <text:p>1.0964510298</text:p>
          </table:table-cell>
          <table:table-cell table:number-columns-repeated="473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.06312257886542">
            <text:p>1.0631225789</text:p>
          </table:table-cell>
          <table:table-cell office:value-type="float" office:value="812">
            <text:p>812</text:p>
          </table:table-cell>
          <table:table-cell office:value-type="float" office:value="1.09813181612711">
            <text:p>1.0981318161</text:p>
          </table:table-cell>
          <table:table-cell table:number-columns-repeated="473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.06708129884369">
            <text:p>1.0670812988</text:p>
          </table:table-cell>
          <table:table-cell office:value-type="float" office:value="887">
            <text:p>887</text:p>
          </table:table-cell>
          <table:table-cell office:value-type="float" office:value="1.10981783100145">
            <text:p>1.109817831</text:p>
          </table:table-cell>
          <table:table-cell table:number-columns-repeated="47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.07210151551967">
            <text:p>1.0721015155</text:p>
          </table:table-cell>
          <table:table-cell office:value-type="float" office:value="696">
            <text:p>696</text:p>
          </table:table-cell>
          <table:table-cell office:value-type="float" office:value="1.11036807627118">
            <text:p>1.1103680763</text:p>
          </table:table-cell>
          <table:table-cell table:number-columns-repeated="47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07300800036075">
            <text:p>1.0730080004</text:p>
          </table:table-cell>
          <table:table-cell office:value-type="float" office:value="578">
            <text:p>578</text:p>
          </table:table-cell>
          <table:table-cell office:value-type="float" office:value="1.11414041722482">
            <text:p>1.1141404172</text:p>
          </table:table-cell>
          <table:table-cell table:number-columns-repeated="473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.07912113309696">
            <text:p>1.0791211331</text:p>
          </table:table-cell>
          <table:table-cell office:value-type="float" office:value="689">
            <text:p>689</text:p>
          </table:table-cell>
          <table:table-cell office:value-type="float" office:value="1.11487573274236">
            <text:p>1.1148757327</text:p>
          </table:table-cell>
          <table:table-cell table:number-columns-repeated="47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.08170726404675">
            <text:p>1.081707264</text:p>
          </table:table-cell>
          <table:table-cell office:value-type="float" office:value="842">
            <text:p>842</text:p>
          </table:table-cell>
          <table:table-cell office:value-type="float" office:value="1.12438141214844">
            <text:p>1.1243814121</text:p>
          </table:table-cell>
          <table:table-cell table:number-columns-repeated="473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.08918199056264">
            <text:p>1.0891819906</text:p>
          </table:table-cell>
          <table:table-cell office:value-type="float" office:value="813">
            <text:p>813</text:p>
          </table:table-cell>
          <table:table-cell office:value-type="float" office:value="1.12481118475389">
            <text:p>1.1248111848</text:p>
          </table:table-cell>
          <table:table-cell table:number-columns-repeated="473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.09108541529979">
            <text:p>1.0910854153</text:p>
          </table:table-cell>
          <table:table-cell office:value-type="float" office:value="614">
            <text:p>614</text:p>
          </table:table-cell>
          <table:table-cell office:value-type="float" office:value="1.1273085524253">
            <text:p>1.1273085524</text:p>
          </table:table-cell>
          <table:table-cell table:number-columns-repeated="473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.09831564880393">
            <text:p>1.0983156488</text:p>
          </table:table-cell>
          <table:table-cell office:value-type="float" office:value="726">
            <text:p>726</text:p>
          </table:table-cell>
          <table:table-cell office:value-type="float" office:value="1.13630919816271">
            <text:p>1.1363091982</text:p>
          </table:table-cell>
          <table:table-cell table:number-columns-repeated="473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.09943569277624">
            <text:p>1.0994356928</text:p>
          </table:table-cell>
          <table:table-cell office:value-type="float" office:value="818">
            <text:p>818</text:p>
          </table:table-cell>
          <table:table-cell office:value-type="float" office:value="1.14215289790254">
            <text:p>1.1421528979</text:p>
          </table:table-cell>
          <table:table-cell table:number-columns-repeated="473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.10564701644756">
            <text:p>1.1056470164</text:p>
          </table:table-cell>
          <table:table-cell office:value-type="float" office:value="677">
            <text:p>677</text:p>
          </table:table-cell>
          <table:table-cell office:value-type="float" office:value="1.14494508679686">
            <text:p>1.1449450868</text:p>
          </table:table-cell>
          <table:table-cell table:number-columns-repeated="473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.10612367884744">
            <text:p>1.1061236788</text:p>
          </table:table-cell>
          <table:table-cell office:value-type="float" office:value="930">
            <text:p>930</text:p>
          </table:table-cell>
          <table:table-cell office:value-type="float" office:value="1.15468197176856">
            <text:p>1.1546819718</text:p>
          </table:table-cell>
          <table:table-cell table:number-columns-repeated="47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.10771857807022">
            <text:p>1.1077185781</text:p>
          </table:table-cell>
          <table:table-cell office:value-type="float" office:value="695">
            <text:p>695</text:p>
          </table:table-cell>
          <table:table-cell office:value-type="float" office:value="1.15878060431141">
            <text:p>1.1587806043</text:p>
          </table:table-cell>
          <table:table-cell table:number-columns-repeated="473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.10945795716243">
            <text:p>1.1094579572</text:p>
          </table:table-cell>
          <table:table-cell office:value-type="float" office:value="752">
            <text:p>752</text:p>
          </table:table-cell>
          <table:table-cell office:value-type="float" office:value="1.16497503717179">
            <text:p>1.1649750372</text:p>
          </table:table-cell>
          <table:table-cell table:number-columns-repeated="473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.12690255580794">
            <text:p>1.1269025558</text:p>
          </table:table-cell>
          <table:table-cell office:value-type="float" office:value="617">
            <text:p>617</text:p>
          </table:table-cell>
          <table:table-cell office:value-type="float" office:value="1.17338096562091">
            <text:p>1.1733809656</text:p>
          </table:table-cell>
          <table:table-cell table:number-columns-repeated="473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.12826081344208">
            <text:p>1.1282608134</text:p>
          </table:table-cell>
          <table:table-cell office:value-type="float" office:value="809">
            <text:p>809</text:p>
          </table:table-cell>
          <table:table-cell office:value-type="float" office:value="1.17452413104098">
            <text:p>1.174524131</text:p>
          </table:table-cell>
          <table:table-cell table:number-columns-repeated="473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.12998928149278">
            <text:p>1.1299892815</text:p>
          </table:table-cell>
          <table:table-cell office:value-type="float" office:value="672">
            <text:p>672</text:p>
          </table:table-cell>
          <table:table-cell office:value-type="float" office:value="1.17903932115965">
            <text:p>1.1790393212</text:p>
          </table:table-cell>
          <table:table-cell table:number-columns-repeated="47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.1322381339306">
            <text:p>1.1322381339</text:p>
          </table:table-cell>
          <table:table-cell office:value-type="float" office:value="777">
            <text:p>777</text:p>
          </table:table-cell>
          <table:table-cell office:value-type="float" office:value="1.18708060323169">
            <text:p>1.1870806032</text:p>
          </table:table-cell>
          <table:table-cell table:number-columns-repeated="473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.14126832317466">
            <text:p>1.1412683232</text:p>
          </table:table-cell>
          <table:table-cell office:value-type="float" office:value="736">
            <text:p>736</text:p>
          </table:table-cell>
          <table:table-cell office:value-type="float" office:value="1.2003126912761">
            <text:p>1.2003126913</text:p>
          </table:table-cell>
          <table:table-cell table:number-columns-repeated="473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.14613469848324">
            <text:p>1.1461346985</text:p>
          </table:table-cell>
          <table:table-cell office:value-type="float" office:value="761">
            <text:p>761</text:p>
          </table:table-cell>
          <table:table-cell office:value-type="float" office:value="1.21026529469904">
            <text:p>1.2102652947</text:p>
          </table:table-cell>
          <table:table-cell table:number-columns-repeated="473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16595450020066">
            <text:p>1.1659545002</text:p>
          </table:table-cell>
          <table:table-cell office:value-type="float" office:value="760">
            <text:p>760</text:p>
          </table:table-cell>
          <table:table-cell office:value-type="float" office:value="1.21664070585054">
            <text:p>1.2166407059</text:p>
          </table:table-cell>
          <table:table-cell table:number-columns-repeated="47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.17667599183645">
            <text:p>1.1766759918</text:p>
          </table:table-cell>
          <table:table-cell office:value-type="float" office:value="731">
            <text:p>731</text:p>
          </table:table-cell>
          <table:table-cell office:value-type="float" office:value="1.2177151579925">
            <text:p>1.217715158</text:p>
          </table:table-cell>
          <table:table-cell table:number-columns-repeated="473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18667124480039">
            <text:p>1.1866712448</text:p>
          </table:table-cell>
          <table:table-cell office:value-type="float" office:value="681">
            <text:p>681</text:p>
          </table:table-cell>
          <table:table-cell office:value-type="float" office:value="1.23292972159566">
            <text:p>1.2329297216</text:p>
          </table:table-cell>
          <table:table-cell table:number-columns-repeated="473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.21588804282167">
            <text:p>1.2158880428</text:p>
          </table:table-cell>
          <table:table-cell office:value-type="float" office:value="729">
            <text:p>729</text:p>
          </table:table-cell>
          <table:table-cell office:value-type="float" office:value="1.266855058699">
            <text:p>1.2668550587</text:p>
          </table:table-cell>
          <table:table-cell table:number-columns-repeated="473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.21649016367082">
            <text:p>1.2164901637</text:p>
          </table:table-cell>
          <table:table-cell office:value-type="float" office:value="702">
            <text:p>702</text:p>
          </table:table-cell>
          <table:table-cell office:value-type="float" office:value="1.29252792591783">
            <text:p>1.2925279259</text:p>
          </table:table-cell>
          <table:table-cell table:number-columns-repeated="47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.22127455162706">
            <text:p>1.2212745516</text:p>
          </table:table-cell>
          <table:table-cell office:value-type="float" office:value="519">
            <text:p>519</text:p>
          </table:table-cell>
          <table:table-cell office:value-type="float" office:value="1.30726229960841">
            <text:p>1.3072622996</text:p>
          </table:table-cell>
          <table:table-cell table:number-columns-repeated="473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.23248602151647">
            <text:p>1.2324860215</text:p>
          </table:table-cell>
          <table:table-cell office:value-type="float" office:value="531">
            <text:p>531</text:p>
          </table:table-cell>
          <table:table-cell office:value-type="float" office:value="1.30888766839294">
            <text:p>1.3088876684</text:p>
          </table:table-cell>
          <table:table-cell table:number-columns-repeated="473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.23981895061685">
            <text:p>1.2398189506</text:p>
          </table:table-cell>
          <table:table-cell office:value-type="float" office:value="572">
            <text:p>572</text:p>
          </table:table-cell>
          <table:table-cell office:value-type="float" office:value="1.31231593302053">
            <text:p>1.312315933</text:p>
          </table:table-cell>
          <table:table-cell table:number-columns-repeated="473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.25246778182285">
            <text:p>1.2524677818</text:p>
          </table:table-cell>
          <table:table-cell office:value-type="float" office:value="589">
            <text:p>589</text:p>
          </table:table-cell>
          <table:table-cell office:value-type="float" office:value="1.33257544167635">
            <text:p>1.3325754417</text:p>
          </table:table-cell>
          <table:table-cell table:number-columns-repeated="473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.26598644790625">
            <text:p>1.2659864479</text:p>
          </table:table-cell>
          <table:table-cell office:value-type="float" office:value="575">
            <text:p>575</text:p>
          </table:table-cell>
          <table:table-cell office:value-type="float" office:value="1.42081028022219">
            <text:p>1.4208102802</text:p>
          </table:table-cell>
          <table:table-cell table:number-columns-repeated="473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.28784516059647">
            <text:p>1.2878451606</text:p>
          </table:table-cell>
          <table:table-cell office:value-type="float" office:value="562">
            <text:p>562</text:p>
          </table:table-cell>
          <table:table-cell office:value-type="float" office:value="1.49133441894265">
            <text:p>1.4913344189</text:p>
          </table:table-cell>
          <table:table-cell table:number-columns-repeated="47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.333741897688">
            <text:p>1.3337418977</text:p>
          </table:table-cell>
          <table:table-cell office:value-type="float" office:value="739">
            <text:p>739</text:p>
          </table:table-cell>
          <table:table-cell office:value-type="float" office:value="1.70642315708828">
            <text:p>1.7064231571</text:p>
          </table:table-cell>
          <table:table-cell table:number-columns-repeated="473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.37098072080652">
            <text:p>1.3709807208</text:p>
          </table:table-cell>
          <table:table-cell office:value-type="float" office:value="762">
            <text:p>762</text:p>
          </table:table-cell>
          <table:table-cell office:value-type="float" office:value="1.86920211112079">
            <text:p>1.8692021111</text:p>
          </table:table-cell>
          <table:table-cell table:number-columns-repeated="473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.42559649176592">
            <text:p>1.4255964918</text:p>
          </table:table-cell>
          <table:table-cell office:value-type="float" office:value="732">
            <text:p>732</text:p>
          </table:table-cell>
          <table:table-cell office:value-type="float" office:value="2.09996697870126">
            <text:p>2.0999669787</text:p>
          </table:table-cell>
          <table:table-cell table:number-columns-repeated="473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.46454513580009">
            <text:p>1.4645451358</text:p>
          </table:table-cell>
          <table:table-cell table:number-columns-repeated="475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.49599503676982">
            <text:p>1.4959950368</text:p>
          </table:table-cell>
          <table:table-cell table:number-columns-repeated="475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.49789816309362">
            <text:p>1.4978981631</text:p>
          </table:table-cell>
          <table:table-cell table:number-columns-repeated="475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.50589840118724">
            <text:p>1.5058984012</text:p>
          </table:table-cell>
          <table:table-cell table:number-columns-repeated="47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.555189016064">
            <text:p>1.5551890161</text:p>
          </table:table-cell>
          <table:table-cell table:number-columns-repeated="475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.60362840580233">
            <text:p>1.6036284058</text:p>
          </table:table-cell>
          <table:table-cell table:number-columns-repeated="475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.61428904151843">
            <text:p>1.6142890415</text:p>
          </table:table-cell>
          <table:table-cell table:number-columns-repeated="47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.66739407308828">
            <text:p>1.6673940731</text:p>
          </table:table-cell>
          <table:table-cell table:number-columns-repeated="47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80412698968923">
            <text:p>1.8041269897</text:p>
          </table:table-cell>
          <table:table-cell table:number-columns-repeated="475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.96432667312898">
            <text:p>1.9643266731</text:p>
          </table:table-cell>
          <table:table-cell table:number-columns-repeated="475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.10625">
            <text:p>2.10625</text:p>
          </table:table-cell>
          <table:table-cell table:number-columns-repeated="475"/>
        </table:table-row>
      </table:table>
      <table:named-expressions/>
      <table:database-ranges>
        <table:database-range table:name="__Anonymous_Sheet_DB__0" table:target-range-address="Sheet1.H1:Sheet1.I7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5T12:42:52</dc:date>
    <dc:creator>Neil Getty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1928" meta:object-count="0"/>
  </office:meta>
</office:document-meta>
</file>